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791in"/>
    </style:style>
    <style:style style:name="co3" style:family="table-column">
      <style:table-column-properties fo:break-before="auto" style:column-width="0.3638in"/>
    </style:style>
    <style:style style:name="co4" style:family="table-column">
      <style:table-column-properties fo:break-before="auto" style:column-width="0.3535in"/>
    </style:style>
    <style:style style:name="co5" style:family="table-column">
      <style:table-column-properties fo:break-before="auto" style:column-width="0.8898in"/>
    </style:style>
    <style:style style:name="co6" style:family="table-column">
      <style:table-column-properties fo:break-before="auto" style:column-width="0.3429in"/>
    </style:style>
    <style:style style:name="co7" style:family="table-column">
      <style:table-column-properties fo:break-before="auto" style:column-width="0.3319in"/>
    </style:style>
    <style:style style:name="co8" style:family="table-column">
      <style:table-column-properties fo:break-before="auto" style:column-width="0.3752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3102in"/>
    </style:style>
    <style:style style:name="co11" style:family="table-column">
      <style:table-column-properties fo:break-before="auto" style:column-width="0.4181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217in"/>
    </style:style>
    <style:style style:name="co14" style:family="table-column">
      <style:table-column-properties fo:break-before="auto" style:column-width="0.289in"/>
    </style:style>
    <style:style style:name="co15" style:family="table-column">
      <style:table-column-properties fo:break-before="auto" style:column-width="0.2571in"/>
    </style:style>
    <style:style style:name="co16" style:family="table-column">
      <style:table-column-properties fo:break-before="auto" style:column-width="0.26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map style:condition="cell-content()=[.$CA46]" style:apply-style-name="green" style:base-cell-address="Sheet1.A46"/>
    </style:style>
    <style:style style:name="ce3" style:family="table-cell" style:parent-style-name="Default">
      <style:map style:condition="cell-content()=[.$CA4]" style:apply-style-name="green" style:base-cell-address="Sheet1.B4"/>
    </style:style>
    <style:style style:name="ce4" style:family="table-cell" style:parent-style-name="Default">
      <style:map style:condition="cell-content()=[.$CA46]" style:apply-style-name="green" style:base-cell-address="Sheet1.B46"/>
    </style:style>
    <style:style style:name="ce5" style:family="table-cell" style:parent-style-name="Default">
      <style:map style:condition="cell-content()=[.$CA4]" style:apply-style-name="green" style:base-cell-address="Sheet1.C4"/>
    </style:style>
    <style:style style:name="ce6" style:family="table-cell" style:parent-style-name="Default">
      <style:map style:condition="cell-content()=[.$CA4]" style:apply-style-name="green" style:base-cell-address="Sheet1.H4"/>
    </style:style>
    <style:style style:name="ce7" style:family="table-cell" style:parent-style-name="Default">
      <style:map style:condition="cell-content()=[.$CA4]" style:apply-style-name="green" style:base-cell-address="Sheet1.M4"/>
    </style:style>
    <style:style style:name="ce8" style:family="table-cell" style:parent-style-name="Default">
      <style:map style:condition="cell-content()=[.$CA4]" style:apply-style-name="green" style:base-cell-address="Sheet1.R4"/>
    </style:style>
    <style:style style:name="ce9" style:family="table-cell" style:parent-style-name="Default">
      <style:map style:condition="cell-content()=[.$CA4]" style:apply-style-name="green" style:base-cell-address="Sheet1.W4"/>
    </style:style>
    <style:style style:name="ce10" style:family="table-cell" style:parent-style-name="Default">
      <style:map style:condition="cell-content()=[.$CA4]" style:apply-style-name="green" style:base-cell-address="Sheet1.AB4"/>
    </style:style>
    <style:style style:name="ce11" style:family="table-cell" style:parent-style-name="Default">
      <style:map style:condition="cell-content()=[.$CA4]" style:apply-style-name="green" style:base-cell-address="Sheet1.AG4"/>
    </style:style>
    <style:style style:name="ce12" style:family="table-cell" style:parent-style-name="Default">
      <style:map style:condition="cell-content()=[.$CA4]" style:apply-style-name="green" style:base-cell-address="Sheet1.AL4"/>
    </style:style>
    <style:style style:name="ce13" style:family="table-cell" style:parent-style-name="Default">
      <style:map style:condition="cell-content()=[.$CA4]" style:apply-style-name="green" style:base-cell-address="Sheet1.AQ4"/>
    </style:style>
    <style:style style:name="ce14" style:family="table-cell" style:parent-style-name="Default">
      <style:map style:condition="cell-content()=[.$CA4]" style:apply-style-name="green" style:base-cell-address="Sheet1.AV4"/>
    </style:style>
    <style:style style:name="ce15" style:family="table-cell" style:parent-style-name="Default">
      <style:map style:condition="cell-content()=[.$CA4]" style:apply-style-name="green" style:base-cell-address="Sheet1.BA4"/>
    </style:style>
    <style:style style:name="ce16" style:family="table-cell" style:parent-style-name="Default">
      <style:map style:condition="cell-content()=[.$CA4]" style:apply-style-name="green" style:base-cell-address="Sheet1.BF4"/>
    </style:style>
    <style:style style:name="ce17" style:family="table-cell" style:parent-style-name="Default">
      <style:map style:condition="cell-content()=[.$CA4]" style:apply-style-name="green" style:base-cell-address="Sheet1.BK4"/>
    </style:style>
    <style:style style:name="ce18" style:family="table-cell" style:parent-style-name="Default">
      <style:map style:condition="cell-content()=[.$CA4]" style:apply-style-name="green" style:base-cell-address="Sheet1.BP4"/>
    </style:style>
    <style:style style:name="ce19" style:family="table-cell" style:parent-style-name="Default">
      <style:map style:condition="cell-content()=[.$CA4]" style:apply-style-name="green" style:base-cell-address="Sheet1.BU4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5.5563in" svg:y="8.0394in">
            <draw:object draw:notify-on-update-of-ranges="Sheet1.G46:Sheet1.G49 Sheet1.H46:Sheet1.H4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3" table:number-columns-repeated="2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19 components</text:p>
          </table:table-cell>
          <table:table-cell table:style-name="Default"/>
          <table:table-cell table:number-columns-repeated="13"/>
          <table:table-cell table:style-name="ce1"/>
          <table:table-cell table:number-columns-repeated="29"/>
          <table:table-cell table:style-name="ce1"/>
          <table:table-cell table:number-columns-repeated="35"/>
        </table:table-row>
        <table:table-row table:style-name="ro1">
          <table:table-cell/>
          <table:table-cell table:style-name="Default" office:value-type="string" calcext:value-type="string">
            <text:p>nof_nodes</text:p>
          </table:table-cell>
          <table:table-cell table:number-columns-repeated="13"/>
          <table:table-cell table:style-name="ce1"/>
          <table:table-cell office:value-type="string" calcext:value-type="string">
            <text:p>nof_nodes_simple_types</text:p>
          </table:table-cell>
          <table:table-cell table:number-columns-repeated="13"/>
          <table:table-cell table:style-name="ce1"/>
          <table:table-cell office:value-type="string" calcext:value-type="string">
            <text:p>no_same_component</text:p>
          </table:table-cell>
          <table:table-cell table:number-columns-repeated="13"/>
          <table:table-cell table:style-name="ce1"/>
          <table:table-cell office:value-type="string" calcext:value-type="string">
            <text:p>no_same_component (big constant)</text:p>
          </table:table-cell>
          <table:table-cell table:number-columns-repeated="13"/>
          <table:table-cell table:style-name="ce1"/>
          <table:table-cell office:value-type="string" calcext:value-type="string">
            <text:p>no_same_component (even bigger constants)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<text:s/>time plain (s) nof_nodes</text:p>
          </table:table-cell>
          <table:table-cell office:value-type="string" calcext:value-type="string">
            <text:p><text:s/>solution plain nof_nodes</text:p>
          </table:table-cell>
          <table:table-cell office:value-type="string" calcext:value-type="string">
            <text:p>nof_nodes sol plain nof_nodes</text:p>
          </table:table-cell>
          <table:table-cell office:value-type="string" calcext:value-type="string">
            <text:p>nof_comp sol plain nof_nodes</text:p>
          </table:table-cell>
          <table:table-cell office:value-type="string" calcext:value-type="string">
            <text:p>nof_leaves sol plain nof_nodes</text:p>
          </table:table-cell>
          <table:table-cell office:value-type="string" calcext:value-type="string">
            <text:p><text:s/>time with blacklist (s) nof_nodes</text:p>
          </table:table-cell>
          <table:table-cell office:value-type="string" calcext:value-type="string">
            <text:p><text:s/>solution with blacklist nof_nodes</text:p>
          </table:table-cell>
          <table:table-cell office:value-type="string" calcext:value-type="string">
            <text:p>nof_nodes sol with blacklist nof_nodes</text:p>
          </table:table-cell>
          <table:table-cell office:value-type="string" calcext:value-type="string">
            <text:p>nof_comp sol with blacklist nof_nodes</text:p>
          </table:table-cell>
          <table:table-cell office:value-type="string" calcext:value-type="string">
            <text:p>nof_leaves sol with blacklist nof_nodes</text:p>
          </table:table-cell>
          <table:table-cell office:value-type="string" calcext:value-type="string">
            <text:p><text:s/>time with templates (s) nof_nodes</text:p>
          </table:table-cell>
          <table:table-cell office:value-type="string" calcext:value-type="string">
            <text:p><text:s/>solution with templates nof_nodes</text:p>
          </table:table-cell>
          <table:table-cell office:value-type="string" calcext:value-type="string">
            <text:p>nof_nodes sol templates nof_nodes</text:p>
          </table:table-cell>
          <table:table-cell office:value-type="string" calcext:value-type="string">
            <text:p>nof_comp sol templates nof_nodes</text:p>
          </table:table-cell>
          <table:table-cell table:style-name="ce1" office:value-type="string" calcext:value-type="string">
            <text:p>nof_leaves sol pemplatesltain nof_nodes</text:p>
          </table:table-cell>
          <table:table-cell office:value-type="string" calcext:value-type="string">
            <text:p><text:s/>time plain (s) nof_nodes_simple_types</text:p>
          </table:table-cell>
          <table:table-cell office:value-type="string" calcext:value-type="string">
            <text:p><text:s/>solution plain nof_nodes_simple_types</text:p>
          </table:table-cell>
          <table:table-cell office:value-type="string" calcext:value-type="string">
            <text:p>nof_nodes sol plain nof_nodes_simple_types</text:p>
          </table:table-cell>
          <table:table-cell office:value-type="string" calcext:value-type="string">
            <text:p>nof_comp sol plain nof_nodes_simple_types</text:p>
          </table:table-cell>
          <table:table-cell office:value-type="string" calcext:value-type="string">
            <text:p>nof_leaves sol plain nof_nodes_simple_types</text:p>
          </table:table-cell>
          <table:table-cell office:value-type="string" calcext:value-type="string">
            <text:p><text:s/>time with blacklist (s) nof_nodes_simple_types</text:p>
          </table:table-cell>
          <table:table-cell office:value-type="string" calcext:value-type="string">
            <text:p><text:s/>solution with blacklist nof_nodes_simple_types</text:p>
          </table:table-cell>
          <table:table-cell office:value-type="string" calcext:value-type="string">
            <text:p>nof_nodes sol blacklist nof_nodes_simple_types</text:p>
          </table:table-cell>
          <table:table-cell office:value-type="string" calcext:value-type="string">
            <text:p>nof_comp sol blacklist nof_nodes_simple_types</text:p>
          </table:table-cell>
          <table:table-cell office:value-type="string" calcext:value-type="string">
            <text:p>nof_leaves sol blacklist nof_nodes_simple_types</text:p>
          </table:table-cell>
          <table:table-cell office:value-type="string" calcext:value-type="string">
            <text:p><text:s/>time with templates (s) nof_nodes_simple_types</text:p>
          </table:table-cell>
          <table:table-cell office:value-type="string" calcext:value-type="string">
            <text:p><text:s/>solution with templates nof_nodes_simple_types</text:p>
          </table:table-cell>
          <table:table-cell office:value-type="string" calcext:value-type="string">
            <text:p>nof_nodes sol templates nof_nodes_simple_types</text:p>
          </table:table-cell>
          <table:table-cell office:value-type="string" calcext:value-type="string">
            <text:p>nof_comp sol templates nof_nodes_simple_types</text:p>
          </table:table-cell>
          <table:table-cell table:style-name="ce1" office:value-type="string" calcext:value-type="string">
            <text:p>nof_leaves sol templates nof_nodes_simple_types</text:p>
          </table:table-cell>
          <table:table-cell office:value-type="string" calcext:value-type="string">
            <text:p><text:s/>time plain (s) no_same_component</text:p>
          </table:table-cell>
          <table:table-cell office:value-type="string" calcext:value-type="string">
            <text:p><text:s/>solution plain no_same_component</text:p>
          </table:table-cell>
          <table:table-cell office:value-type="string" calcext:value-type="string">
            <text:p>nof_nodes sol plain no_same_component</text:p>
          </table:table-cell>
          <table:table-cell office:value-type="string" calcext:value-type="string">
            <text:p>nof_comp sol plainno_same_component</text:p>
          </table:table-cell>
          <table:table-cell office:value-type="string" calcext:value-type="string">
            <text:p>nof_leaves sol plain no_same_component</text:p>
          </table:table-cell>
          <table:table-cell office:value-type="string" calcext:value-type="string">
            <text:p><text:s/>time with blacklist (s) no_same_component</text:p>
          </table:table-cell>
          <table:table-cell office:value-type="string" calcext:value-type="string">
            <text:p><text:s/>solution with blacklist no_same_component</text:p>
          </table:table-cell>
          <table:table-cell office:value-type="string" calcext:value-type="string">
            <text:p>nof_nodes sol blacklist no_same_component</text:p>
          </table:table-cell>
          <table:table-cell office:value-type="string" calcext:value-type="string">
            <text:p>nof_comp sol blacklist <text:s/>no_same_component</text:p>
          </table:table-cell>
          <table:table-cell office:value-type="string" calcext:value-type="string">
            <text:p>nof_leaves sol blacklist <text:s/>no_same_component</text:p>
          </table:table-cell>
          <table:table-cell office:value-type="string" calcext:value-type="string">
            <text:p><text:s/>time with templates (s) no_same_component</text:p>
          </table:table-cell>
          <table:table-cell office:value-type="string" calcext:value-type="string">
            <text:p><text:s/>solution with templates no_same_component</text:p>
          </table:table-cell>
          <table:table-cell office:value-type="string" calcext:value-type="string">
            <text:p>nof_nodes sol template no_same_component</text:p>
          </table:table-cell>
          <table:table-cell office:value-type="string" calcext:value-type="string">
            <text:p>nof_comp sol template no_same_component</text:p>
          </table:table-cell>
          <table:table-cell table:style-name="ce1" office:value-type="string" calcext:value-type="string">
            <text:p>nof_leaves sol template no_same_component</text:p>
          </table:table-cell>
          <table:table-cell office:value-type="string" calcext:value-type="string">
            <text:p><text:s/>time plain (s) no_same_component (big constant)</text:p>
          </table:table-cell>
          <table:table-cell office:value-type="string" calcext:value-type="string">
            <text:p><text:s/>solution plain no_same_component (big constant)</text:p>
          </table:table-cell>
          <table:table-cell office:value-type="string" calcext:value-type="string">
            <text:p>nof_nodes sol plain no_same_component (big constant)</text:p>
          </table:table-cell>
          <table:table-cell office:value-type="string" calcext:value-type="string">
            <text:p>nof_comp sol plain no_same_component (big constant)</text:p>
          </table:table-cell>
          <table:table-cell office:value-type="string" calcext:value-type="string">
            <text:p>nof_leaves sol plain no_same_component (big constant)</text:p>
          </table:table-cell>
          <table:table-cell office:value-type="string" calcext:value-type="string">
            <text:p><text:s/>time with blacklist (s) no_same_component (big constant)</text:p>
          </table:table-cell>
          <table:table-cell office:value-type="string" calcext:value-type="string">
            <text:p><text:s/>solution with blacklist no_same_component (big constant)</text:p>
          </table:table-cell>
          <table:table-cell office:value-type="string" calcext:value-type="string">
            <text:p>nof_nodes sol placklistlabin no_same_component (big constant)</text:p>
          </table:table-cell>
          <table:table-cell office:value-type="string" calcext:value-type="string">
            <text:p>nof_comp sol blacklist no_same_component (big constant)</text:p>
          </table:table-cell>
          <table:table-cell office:value-type="string" calcext:value-type="string">
            <text:p>nof_leaves sol blacklist no_same_component (big constant)</text:p>
          </table:table-cell>
          <table:table-cell office:value-type="string" calcext:value-type="string">
            <text:p><text:s/>time with templates (s) no_same_component (big constant)</text:p>
          </table:table-cell>
          <table:table-cell office:value-type="string" calcext:value-type="string">
            <text:p><text:s/>solution with templates no_same_component (big constant)</text:p>
          </table:table-cell>
          <table:table-cell office:value-type="string" calcext:value-type="string">
            <text:p>nof_nodes sol template no_same_component (big constant)</text:p>
          </table:table-cell>
          <table:table-cell office:value-type="string" calcext:value-type="string">
            <text:p>nof_comp sol template no_same_component (big constant)</text:p>
          </table:table-cell>
          <table:table-cell table:style-name="ce1" office:value-type="string" calcext:value-type="string">
            <text:p>nof_leaves sol template no_same_component (big constant)</text:p>
          </table:table-cell>
          <table:table-cell office:value-type="string" calcext:value-type="string">
            <text:p><text:s/>time plain (s) no_same_component (even bigger constants)</text:p>
          </table:table-cell>
          <table:table-cell office:value-type="string" calcext:value-type="string">
            <text:p><text:s/>solution plain no_same_component (even bigger constants)</text:p>
          </table:table-cell>
          <table:table-cell office:value-type="string" calcext:value-type="string">
            <text:p>nof_nodes sol plain no_same_component (even bigger constants)</text:p>
          </table:table-cell>
          <table:table-cell office:value-type="string" calcext:value-type="string">
            <text:p>nof_comp sol plain no_same_component (even bigger constants)</text:p>
          </table:table-cell>
          <table:table-cell office:value-type="string" calcext:value-type="string">
            <text:p>nof_leaves sol plain no_same_component (even bigger constants)</text:p>
          </table:table-cell>
          <table:table-cell office:value-type="string" calcext:value-type="string">
            <text:p><text:s/>time with blacklist (s) no_same_component (even bigger constants)</text:p>
          </table:table-cell>
          <table:table-cell office:value-type="string" calcext:value-type="string">
            <text:p><text:s/>solution with blacklist no_same_component (even bigger constants)</text:p>
          </table:table-cell>
          <table:table-cell office:value-type="string" calcext:value-type="string">
            <text:p>nof_nodes sol blacklist no_same_component (even bigger constants)</text:p>
          </table:table-cell>
          <table:table-cell office:value-type="string" calcext:value-type="string">
            <text:p>nof_comp sol blacklist no_same_component (even bigger constants)</text:p>
          </table:table-cell>
          <table:table-cell office:value-type="string" calcext:value-type="string">
            <text:p>nof_leaves sol plablacklistin no_same_component (even bigger constants)</text:p>
          </table:table-cell>
          <table:table-cell office:value-type="string" calcext:value-type="string">
            <text:p><text:s/>time with templates (s) no_same_component (even bigger constants)</text:p>
          </table:table-cell>
          <table:table-cell office:value-type="string" calcext:value-type="string">
            <text:p><text:s/>solution with templates no_same_component (even bigger constants)</text:p>
          </table:table-cell>
          <table:table-cell office:value-type="string" calcext:value-type="string">
            <text:p>nof_nodes sol templateltpemplateain no_same_component (even bigger constants)</text:p>
          </table:table-cell>
          <table:table-cell office:value-type="string" calcext:value-type="string">
            <text:p>nof_comp sol template no_same_component (even bigger constants)</text:p>
          </table:table-cell>
          <table:table-cell office:value-type="string" calcext:value-type="string">
            <text:p>nof_leaves sol template no_same_component (even bigger constants)</text:p>
          </table:table-cell>
          <table:table-cell office:value-type="string" calcext:value-type="string">
            <text:p><text:s/>nof components</text:p>
          </table:table-cell>
          <table:table-cell table:number-columns-repeated="2"/>
          <table:table-cell table:style-name="ce1" office:value-type="string" calcext:value-type="string">
            <text:p>name</text:p>
          </table:table-cell>
          <table:table-cell office:value-type="string" calcext:value-type="string">
            <text:p>nof_examples</text:p>
          </table:table-cell>
        </table:table-row>
        <table:table-row table:style-name="ro1">
          <table:table-cell office:value-type="string" calcext:value-type="string">
            <text:p>append</text:p>
          </table:table-cell>
          <table:table-cell office:value-type="float" office:value="0.060663" calcext:value-type="float">
            <text:p>0.060663</text:p>
          </table:table-cell>
          <table:table-cell table:style-name="ce5" table:formula="of:=[.B4]/[.$CA4]" office:value-type="float" office:value="2.91929740134745" calcext:value-type="float">
            <text:p>2.91929740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032428" calcext:value-type="float">
            <text:p>0.032428</text:p>
          </table:table-cell>
          <table:table-cell table:style-name="ce6" table:formula="of:=[.G4]/[.$CA4]" office:value-type="float" office:value="1.56053897978826" calcext:value-type="float">
            <text:p>1.560538979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945811" calcext:value-type="float">
            <text:p>0.945811</text:p>
          </table:table-cell>
          <table:table-cell table:style-name="ce7" table:formula="of:=[.L4]/[.$CA4]" office:value-type="float" office:value="45.515447545717" calcext:value-type="float">
            <text:p>45.515447545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029756" calcext:value-type="float">
            <text:p>0.029756</text:p>
          </table:table-cell>
          <table:table-cell table:style-name="ce8" table:formula="of:=[.Q4]/[.$CA4]" office:value-type="float" office:value="1.43195380173243" calcext:value-type="float">
            <text:p>1.43195380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024704" calcext:value-type="float">
            <text:p>0.024704</text:p>
          </table:table-cell>
          <table:table-cell table:style-name="ce9" table:formula="of:=[.V4]/[.$CA4]" office:value-type="float" office:value="1.1888354186718" calcext:value-type="float">
            <text:p>1.188835418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757254" calcext:value-type="float">
            <text:p>0.757254</text:p>
          </table:table-cell>
          <table:table-cell table:style-name="ce10" table:formula="of:=[.AA4]/[.$CA4]" office:value-type="float" office:value="36.4414821944177" calcext:value-type="float">
            <text:p>36.441482194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021925" calcext:value-type="float">
            <text:p>0.021925</text:p>
          </table:table-cell>
          <table:table-cell table:style-name="ce11" table:formula="of:=[.AF4]/[.$CA4]" office:value-type="float" office:value="1.0551010587103" calcext:value-type="float">
            <text:p>1.055101058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02078" calcext:value-type="float">
            <text:p>0.02078</text:p>
          </table:table-cell>
          <table:table-cell table:style-name="ce12" table:formula="of:=[.AK4]/[.$CA4]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935925" calcext:value-type="float">
            <text:p>0.935925</text:p>
          </table:table-cell>
          <table:table-cell table:style-name="ce13" table:formula="of:=[.AP4]/[.$CA4]" office:value-type="float" office:value="45.0397016361886" calcext:value-type="float">
            <text:p>45.039701636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031403" calcext:value-type="float">
            <text:p>0.031403</text:p>
          </table:table-cell>
          <table:table-cell table:style-name="ce14" table:formula="of:=[.AU4]/[.$CA4]" office:value-type="float" office:value="1.51121270452358" calcext:value-type="float">
            <text:p>1.511212704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041258" calcext:value-type="float">
            <text:p>0.041258</text:p>
          </table:table-cell>
          <table:table-cell table:style-name="ce15" table:formula="of:=[.AZ4]/[.$CA4]" office:value-type="float" office:value="1.98546679499519" calcext:value-type="float">
            <text:p>1.98546679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984004" calcext:value-type="float">
            <text:p>0.984004</text:p>
          </table:table-cell>
          <table:table-cell table:style-name="ce16" table:formula="of:=[.BE4]/[.$CA4]" office:value-type="float" office:value="47.353416746872" calcext:value-type="float">
            <text:p>47.353416746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027869" calcext:value-type="float">
            <text:p>0.027869</text:p>
          </table:table-cell>
          <table:table-cell table:style-name="ce17" table:formula="of:=[.BJ4]/[.$CA4]" office:value-type="float" office:value="1.34114533205005" calcext:value-type="float">
            <text:p>1.34114533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030546" calcext:value-type="float">
            <text:p>0.030546</text:p>
          </table:table-cell>
          <table:table-cell table:style-name="ce18" table:formula="of:=[.BO4]/[.$CA4]" office:value-type="float" office:value="1.46997112608277" calcext:value-type="float">
            <text:p>1.469971126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.081863" calcext:value-type="float">
            <text:p>1.081863</text:p>
          </table:table-cell>
          <table:table-cell table:style-name="ce19" table:formula="of:=[.BT4]/[.$CA4]" office:value-type="float" office:value="52.0627045235804" calcext:value-type="float">
            <text:p>52.062704523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table:formula="of:=MIN([.B4];[.G4];[.L4];[.Q4];[.V4];[.AA4];[.AF4];[.AK4];[.AP4];[.AU4];[.AZ4];[.BE4];[.BJ4];[.BO4];[.BT4])" office:value-type="float" office:value="0.02078" calcext:value-type="float">
            <text:p>0.02078</text:p>
          </table:table-cell>
          <table:table-cell table:style-name="ce1" office:value-type="string" calcext:value-type="string">
            <text:p>appen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cat</text:p>
          </table:table-cell>
          <table:table-cell office:value-type="float" office:value="0.061636" calcext:value-type="float">
            <text:p>0.061636</text:p>
          </table:table-cell>
          <table:table-cell table:style-name="ce5" table:formula="of:=[.B5]/[.$CA5]" office:value-type="float" office:value="2.27977511466193" calcext:value-type="float">
            <text:p>2.279775114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027036" calcext:value-type="float">
            <text:p>0.027036</text:p>
          </table:table-cell>
          <table:table-cell table:style-name="ce6" table:formula="of:=[.G5]/[.$CA5]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817539" calcext:value-type="float">
            <text:p>0.817539</text:p>
          </table:table-cell>
          <table:table-cell table:style-name="ce7" table:formula="of:=[.L5]/[.$CA5]" office:value-type="float" office:value="30.2389036839769" calcext:value-type="float">
            <text:p>30.23890368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029272" calcext:value-type="float">
            <text:p>0.029272</text:p>
          </table:table-cell>
          <table:table-cell table:style-name="ce8" table:formula="of:=[.Q5]/[.$CA5]" office:value-type="float" office:value="1.08270454209203" calcext:value-type="float">
            <text:p>1.08270454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027483" calcext:value-type="float">
            <text:p>0.027483</text:p>
          </table:table-cell>
          <table:table-cell table:style-name="ce9" table:formula="of:=[.V5]/[.$CA5]" office:value-type="float" office:value="1.01653351087439" calcext:value-type="float">
            <text:p>1.016533510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726535" calcext:value-type="float">
            <text:p>0.726535</text:p>
          </table:table-cell>
          <table:table-cell table:style-name="ce10" table:formula="of:=[.AA5]/[.$CA5]" office:value-type="float" office:value="26.8728732060956" calcext:value-type="float">
            <text:p>26.872873206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067102" calcext:value-type="float">
            <text:p>0.067102</text:p>
          </table:table-cell>
          <table:table-cell table:style-name="ce11" table:formula="of:=[.AF5]/[.$CA5]" office:value-type="float" office:value="2.48194999260246" calcext:value-type="float">
            <text:p>2.481949992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058098" calcext:value-type="float">
            <text:p>0.058098</text:p>
          </table:table-cell>
          <table:table-cell table:style-name="ce12" table:formula="of:=[.AK5]/[.$CA5]" office:value-type="float" office:value="2.14891256102974" calcext:value-type="float">
            <text:p>2.14891256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557553" calcext:value-type="float">
            <text:p>0.557553</text:p>
          </table:table-cell>
          <table:table-cell table:style-name="ce13" table:formula="of:=[.AP5]/[.$CA5]" office:value-type="float" office:value="20.622614292055" calcext:value-type="float">
            <text:p>20.62261429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1551" calcext:value-type="float">
            <text:p>0.1551</text:p>
          </table:table-cell>
          <table:table-cell table:style-name="ce14" table:formula="of:=[.AU5]/[.$CA5]" office:value-type="float" office:value="5.73679538393254" calcext:value-type="float">
            <text:p>5.736795383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195074" calcext:value-type="float">
            <text:p>0.195074</text:p>
          </table:table-cell>
          <table:table-cell table:style-name="ce15" table:formula="of:=[.AZ5]/[.$CA5]" office:value-type="float" office:value="7.21534250628791" calcext:value-type="float">
            <text:p>7.215342506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995802" calcext:value-type="float">
            <text:p>0.995802</text:p>
          </table:table-cell>
          <table:table-cell table:style-name="ce16" table:formula="of:=[.BE5]/[.$CA5]" office:value-type="float" office:value="36.8324456280515" calcext:value-type="float">
            <text:p>36.832445628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105907" calcext:value-type="float">
            <text:p>0.105907</text:p>
          </table:table-cell>
          <table:table-cell table:style-name="ce17" table:formula="of:=[.BJ5]/[.$CA5]" office:value-type="float" office:value="3.9172584701879" calcext:value-type="float">
            <text:p>3.917258470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105522" calcext:value-type="float">
            <text:p>0.105522</text:p>
          </table:table-cell>
          <table:table-cell table:style-name="ce18" table:formula="of:=[.BO5]/[.$CA5]" office:value-type="float" office:value="3.90301819795828" calcext:value-type="float">
            <text:p>3.90301819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.111968" calcext:value-type="float">
            <text:p>1.111968</text:p>
          </table:table-cell>
          <table:table-cell table:style-name="ce19" table:formula="of:=[.BT5]/[.$CA5]" office:value-type="float" office:value="41.1291611185087" calcext:value-type="float">
            <text:p>41.129161118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5];[.G5];[.L5];[.Q5];[.V5];[.AA5];[.AF5];[.AK5];[.AP5];[.AU5];[.AZ5];[.BE5];[.BJ5];[.BO5];[.BT5])" office:value-type="float" office:value="0.027036" calcext:value-type="float">
            <text:p>0.027036</text:p>
          </table:table-cell>
          <table:table-cell table:style-name="ce1" office:value-type="string" calcext:value-type="string">
            <text:p>conca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p</text:p>
          </table:table-cell>
          <table:table-cell office:value-type="float" office:value="0.029573" calcext:value-type="float">
            <text:p>0.029573</text:p>
          </table:table-cell>
          <table:table-cell table:style-name="ce5" table:formula="of:=[.B6]/[.$CA6]" office:value-type="float" office:value="1.57672211558968" calcext:value-type="float">
            <text:p>1.576722115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032846" calcext:value-type="float">
            <text:p>0.032846</text:p>
          </table:table-cell>
          <table:table-cell table:style-name="ce6" table:formula="of:=[.G6]/[.$CA6]" office:value-type="float" office:value="1.7512262742589" calcext:value-type="float">
            <text:p>1.751226274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104048" calcext:value-type="float">
            <text:p>0.104048</text:p>
          </table:table-cell>
          <table:table-cell table:style-name="ce7" table:formula="of:=[.L6]/[.$CA6]" office:value-type="float" office:value="5.54745148219237" calcext:value-type="float">
            <text:p>5.54745148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019182" calcext:value-type="float">
            <text:p>0.019182</text:p>
          </table:table-cell>
          <table:table-cell table:style-name="ce8" table:formula="of:=[.Q6]/[.$CA6]" office:value-type="float" office:value="1.02271273192578" calcext:value-type="float">
            <text:p>1.02271273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030015" calcext:value-type="float">
            <text:p>0.030015</text:p>
          </table:table-cell>
          <table:table-cell table:style-name="ce9" table:formula="of:=[.V6]/[.$CA6]" office:value-type="float" office:value="1.60028790786948" calcext:value-type="float">
            <text:p>1.600287907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164817" calcext:value-type="float">
            <text:p>0.164817</text:p>
          </table:table-cell>
          <table:table-cell table:style-name="ce10" table:formula="of:=[.AA6]/[.$CA6]" office:value-type="float" office:value="8.78742802303263" calcext:value-type="float">
            <text:p>8.7874280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022027" calcext:value-type="float">
            <text:p>0.022027</text:p>
          </table:table-cell>
          <table:table-cell table:style-name="ce11" table:formula="of:=[.AF6]/[.$CA6]" office:value-type="float" office:value="1.17439752612497" calcext:value-type="float">
            <text:p>1.174397526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02649" calcext:value-type="float">
            <text:p>0.02649</text:p>
          </table:table-cell>
          <table:table-cell table:style-name="ce12" table:formula="of:=[.AK6]/[.$CA6]" office:value-type="float" office:value="1.41234804862444" calcext:value-type="float">
            <text:p>1.412348048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087204" calcext:value-type="float">
            <text:p>0.087204</text:p>
          </table:table-cell>
          <table:table-cell table:style-name="ce13" table:formula="of:=[.AP6]/[.$CA6]" office:value-type="float" office:value="4.64939219449776" calcext:value-type="float">
            <text:p>4.649392194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020795" calcext:value-type="float">
            <text:p>0.020795</text:p>
          </table:table-cell>
          <table:table-cell table:style-name="ce14" table:formula="of:=[.AU6]/[.$CA6]" office:value-type="float" office:value="1.10871187886543" calcext:value-type="float">
            <text:p>1.108711878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023971" calcext:value-type="float">
            <text:p>0.023971</text:p>
          </table:table-cell>
          <table:table-cell table:style-name="ce15" table:formula="of:=[.AZ6]/[.$CA6]" office:value-type="float" office:value="1.27804435913841" calcext:value-type="float">
            <text:p>1.278044359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182778" calcext:value-type="float">
            <text:p>0.182778</text:p>
          </table:table-cell>
          <table:table-cell table:style-name="ce16" table:formula="of:=[.BE6]/[.$CA6]" office:value-type="float" office:value="9.74504158669226" calcext:value-type="float">
            <text:p>9.745041586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018756" calcext:value-type="float">
            <text:p>0.018756</text:p>
          </table:table-cell>
          <table:table-cell table:style-name="ce17" table:formula="of:=[.BJ6]/[.$CA6]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022183" calcext:value-type="float">
            <text:p>0.022183</text:p>
          </table:table-cell>
          <table:table-cell table:style-name="ce18" table:formula="of:=[.BO6]/[.$CA6]" office:value-type="float" office:value="1.18271486457667" calcext:value-type="float">
            <text:p>1.182714864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176652" calcext:value-type="float">
            <text:p>0.176652</text:p>
          </table:table-cell>
          <table:table-cell table:style-name="ce19" table:formula="of:=[.BT6]/[.$CA6]" office:value-type="float" office:value="9.41842610364683" calcext:value-type="float">
            <text:p>9.418426103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table:formula="of:=MIN([.B6];[.G6];[.L6];[.Q6];[.V6];[.AA6];[.AF6];[.AK6];[.AP6];[.AU6];[.AZ6];[.BE6];[.BJ6];[.BO6];[.BT6])" office:value-type="float" office:value="0.018756" calcext:value-type="float">
            <text:p>0.018756</text:p>
          </table:table-cell>
          <table:table-cell table:style-name="ce1" office:value-type="string" calcext:value-type="string">
            <text:p>dro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plast</text:p>
          </table:table-cell>
          <table:table-cell office:value-type="float" office:value="0.04608" calcext:value-type="float">
            <text:p>0.04608</text:p>
          </table:table-cell>
          <table:table-cell table:style-name="ce5" table:formula="of:=[.B7]/[.$CA7]" office:value-type="float" office:value="2.57934508816121" calcext:value-type="float">
            <text:p>2.579345088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024235" calcext:value-type="float">
            <text:p>0.024235</text:p>
          </table:table-cell>
          <table:table-cell table:style-name="ce6" table:formula="of:=[.G7]/[.$CA7]" office:value-type="float" office:value="1.35656311223062" calcext:value-type="float">
            <text:p>1.356563112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280804" calcext:value-type="float">
            <text:p>0.280804</text:p>
          </table:table-cell>
          <table:table-cell table:style-name="ce7" table:formula="of:=[.L7]/[.$CA7]" office:value-type="float" office:value="15.7181080324657" calcext:value-type="float">
            <text:p>15.718108032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0232" calcext:value-type="float">
            <text:p>0.0232</text:p>
          </table:table-cell>
          <table:table-cell table:style-name="ce8" table:formula="of:=[.Q7]/[.$CA7]" office:value-type="float" office:value="1.2986286034145" calcext:value-type="float">
            <text:p>1.298628603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017865" calcext:value-type="float">
            <text:p>0.017865</text:p>
          </table:table-cell>
          <table:table-cell table:style-name="ce9" table:formula="of:=[.V7]/[.$CA7]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525071" calcext:value-type="float">
            <text:p>0.525071</text:p>
          </table:table-cell>
          <table:table-cell table:style-name="ce10" table:formula="of:=[.AA7]/[.$CA7]" office:value-type="float" office:value="29.3910439406661" calcext:value-type="float">
            <text:p>29.391043940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070502" calcext:value-type="float">
            <text:p>0.070502</text:p>
          </table:table-cell>
          <table:table-cell table:style-name="ce11" table:formula="of:=[.AF7]/[.$CA7]" office:value-type="float" office:value="3.94637559473832" calcext:value-type="float">
            <text:p>3.946375594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064836" calcext:value-type="float">
            <text:p>0.064836</text:p>
          </table:table-cell>
          <table:table-cell table:style-name="ce12" table:formula="of:=[.AK7]/[.$CA7]" office:value-type="float" office:value="3.62921914357683" calcext:value-type="float">
            <text:p>3.629219143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3.8805" calcext:value-type="float">
            <text:p>83.8805</text:p>
          </table:table-cell>
          <table:table-cell table:style-name="ce13" table:formula="of:=[.AP7]/[.$CA7]" office:value-type="float" office:value="4695.24209347887" calcext:value-type="float">
            <text:p>4695.2420934789</text:p>
          </table:table-cell>
          <table:table-cell table:style-name="ce3" table:number-columns-repeated="3"/>
          <table:table-cell table:style-name="ce3" office:value-type="float" office:value="0.0537" calcext:value-type="float">
            <text:p>0.0537</text:p>
          </table:table-cell>
          <table:table-cell table:style-name="ce14" table:formula="of:=[.AU7]/[.$CA7]" office:value-type="float" office:value="3.00587741393787" calcext:value-type="float">
            <text:p>3.005877413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057033" calcext:value-type="float">
            <text:p>0.057033</text:p>
          </table:table-cell>
          <table:table-cell table:style-name="ce15" table:formula="of:=[.AZ7]/[.$CA7]" office:value-type="float" office:value="3.19244332493703" calcext:value-type="float">
            <text:p>3.192443324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3.22727" calcext:value-type="float">
            <text:p>83.22727</text:p>
          </table:table-cell>
          <table:table-cell table:style-name="ce16" table:formula="of:=[.BE7]/[.$CA7]" office:value-type="float" office:value="4658.67730198713" calcext:value-type="float">
            <text:p>4658.6773019871</text:p>
          </table:table-cell>
          <table:table-cell table:style-name="ce3" table:number-columns-repeated="3"/>
          <table:table-cell table:style-name="ce3" office:value-type="float" office:value="0.038447" calcext:value-type="float">
            <text:p>0.038447</text:p>
          </table:table-cell>
          <table:table-cell table:style-name="ce17" table:formula="of:=[.BJ7]/[.$CA7]" office:value-type="float" office:value="2.15208508256367" calcext:value-type="float">
            <text:p>2.152085082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039519" calcext:value-type="float">
            <text:p>0.039519</text:p>
          </table:table-cell>
          <table:table-cell table:style-name="ce18" table:formula="of:=[.BO7]/[.$CA7]" office:value-type="float" office:value="2.21209068010076" calcext:value-type="float">
            <text:p>2.212090680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3.384141" calcext:value-type="float">
            <text:p>83.384141</text:p>
          </table:table-cell>
          <table:table-cell table:style-name="ce19" table:formula="of:=[.BT7]/[.$CA7]" office:value-type="float" office:value="4667.45821438567" calcext:value-type="float">
            <text:p>4667.4582143857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formula="of:=MIN([.B7];[.G7];[.L7];[.Q7];[.V7];[.AA7];[.AF7];[.AK7];[.AP7];[.AU7];[.AZ7];[.BE7];[.BJ7];[.BO7];[.BT7])" office:value-type="float" office:value="0.017865" calcext:value-type="float">
            <text:p>0.017865</text:p>
          </table:table-cell>
          <table:table-cell table:style-name="ce1" office:value-type="string" calcext:value-type="string">
            <text:p>dropla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pmax</text:p>
          </table:table-cell>
          <table:table-cell office:value-type="float" office:value="0.196164" calcext:value-type="float">
            <text:p>0.196164</text:p>
          </table:table-cell>
          <table:table-cell table:style-name="ce5" table:formula="of:=[.B8]/[.$CA8]" office:value-type="float" office:value="4.69033785237788" calcext:value-type="float">
            <text:p>4.690337852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84318" calcext:value-type="float">
            <text:p>0.084318</text:p>
          </table:table-cell>
          <table:table-cell table:style-name="ce6" table:formula="of:=[.G8]/[.$CA8]" office:value-type="float" office:value="2.01606771393731" calcext:value-type="float">
            <text:p>2.016067713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.53722" calcext:value-type="float">
            <text:p>2.53722</text:p>
          </table:table-cell>
          <table:table-cell table:style-name="ce7" table:formula="of:=[.L8]/[.$CA8]" office:value-type="float" office:value="60.6656624345456" calcext:value-type="float">
            <text:p>60.665662434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115739" calcext:value-type="float">
            <text:p>0.115739</text:p>
          </table:table-cell>
          <table:table-cell table:style-name="ce8" table:formula="of:=[.Q8]/[.$CA8]" office:value-type="float" office:value="2.76735289194941" calcext:value-type="float">
            <text:p>2.767352891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6939" calcext:value-type="float">
            <text:p>0.06939</text:p>
          </table:table-cell>
          <table:table-cell table:style-name="ce9" table:formula="of:=[.V8]/[.$CA8]" office:value-type="float" office:value="1.65913492575855" calcext:value-type="float">
            <text:p>1.659134925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.927705" calcext:value-type="float">
            <text:p>2.927705</text:p>
          </table:table-cell>
          <table:table-cell table:style-name="ce10" table:formula="of:=[.AA8]/[.$CA8]" office:value-type="float" office:value="70.0022714774167" calcext:value-type="float">
            <text:p>70.002271477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43705" calcext:value-type="float">
            <text:p>0.043705</text:p>
          </table:table-cell>
          <table:table-cell table:style-name="ce11" table:formula="of:=[.AF8]/[.$CA8]" office:value-type="float" office:value="1.0449991631399" calcext:value-type="float">
            <text:p>1.044999163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52244" calcext:value-type="float">
            <text:p>0.052244</text:p>
          </table:table-cell>
          <table:table-cell table:style-name="ce12" table:formula="of:=[.AK8]/[.$CA8]" office:value-type="float" office:value="1.24916911747125" calcext:value-type="float">
            <text:p>1.249169117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142433" calcext:value-type="float">
            <text:p>0.142433</text:p>
          </table:table-cell>
          <table:table-cell table:style-name="ce13" table:formula="of:=[.AP8]/[.$CA8]" office:value-type="float" office:value="3.40561413576262" calcext:value-type="float">
            <text:p>3.405614135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42456" calcext:value-type="float">
            <text:p>0.042456</text:p>
          </table:table-cell>
          <table:table-cell table:style-name="ce14" table:formula="of:=[.AU8]/[.$CA8]" office:value-type="float" office:value="1.01513521268202" calcext:value-type="float">
            <text:p>1.015135212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44441" calcext:value-type="float">
            <text:p>0.044441</text:p>
          </table:table-cell>
          <table:table-cell table:style-name="ce15" table:formula="of:=[.AZ8]/[.$CA8]" office:value-type="float" office:value="1.06259713554743" calcext:value-type="float">
            <text:p>1.062597135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290062" calcext:value-type="float">
            <text:p>0.290062</text:p>
          </table:table-cell>
          <table:table-cell table:style-name="ce16" table:formula="of:=[.BE8]/[.$CA8]" office:value-type="float" office:value="6.9354661310762" calcext:value-type="float">
            <text:p>6.93546613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42041" calcext:value-type="float">
            <text:p>0.042041</text:p>
          </table:table-cell>
          <table:table-cell table:style-name="ce17" table:formula="of:=[.BJ8]/[.$CA8]" office:value-type="float" office:value="1.00521244291419" calcext:value-type="float">
            <text:p>1.005212442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41823" calcext:value-type="float">
            <text:p>0.041823</text:p>
          </table:table-cell>
          <table:table-cell table:style-name="ce18" table:formula="of:=[.BO8]/[.$CA8]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293102" calcext:value-type="float">
            <text:p>0.293102</text:p>
          </table:table-cell>
          <table:table-cell table:style-name="ce19" table:formula="of:=[.BT8]/[.$CA8]" office:value-type="float" office:value="7.00815340841164" calcext:value-type="float">
            <text:p>7.008153408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8];[.G8];[.L8];[.Q8];[.V8];[.AA8];[.AF8];[.AK8];[.AP8];[.AU8];[.AZ8];[.BE8];[.BJ8];[.BO8];[.BT8])" office:value-type="float" office:value="0.041823" calcext:value-type="float">
            <text:p>0.041823</text:p>
          </table:table-cell>
          <table:table-cell table:style-name="ce1" office:value-type="string" calcext:value-type="string">
            <text:p>dropma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umFromTo</text:p>
          </table:table-cell>
          <table:table-cell office:value-type="float" office:value="18.383183" calcext:value-type="float">
            <text:p>18.383183</text:p>
          </table:table-cell>
          <table:table-cell table:style-name="ce5" table:formula="of:=[.B9]/[.$CA9]" office:value-type="float" office:value="2.93389520944991" calcext:value-type="float">
            <text:p>2.933895209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.265794" calcext:value-type="float">
            <text:p>6.265794</text:p>
          </table:table-cell>
          <table:table-cell table:style-name="ce6" table:formula="of:=[.G9]/[.$CA9]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5.570602" calcext:value-type="float">
            <text:p>45.570602</text:p>
          </table:table-cell>
          <table:table-cell table:style-name="ce7" table:formula="of:=[.L9]/[.$CA9]" office:value-type="float" office:value="7.27291736689716" calcext:value-type="float">
            <text:p>7.2729173669</text:p>
          </table:table-cell>
          <table:table-cell table:style-name="ce3" table:number-columns-repeated="3"/>
          <table:table-cell table:style-name="ce3" office:value-type="float" office:value="9.592995" calcext:value-type="float">
            <text:p>9.592995</text:p>
          </table:table-cell>
          <table:table-cell table:style-name="ce8" table:formula="of:=[.Q9]/[.$CA9]" office:value-type="float" office:value="1.53101027579266" calcext:value-type="float">
            <text:p>1.531010275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.185943" calcext:value-type="float">
            <text:p>8.185943</text:p>
          </table:table-cell>
          <table:table-cell table:style-name="ce9" table:formula="of:=[.V9]/[.$CA9]" office:value-type="float" office:value="1.30644943003233" calcext:value-type="float">
            <text:p>1.3064494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4.847823" calcext:value-type="float">
            <text:p>54.847823</text:p>
          </table:table-cell>
          <table:table-cell table:style-name="ce10" table:formula="of:=[.AA9]/[.$CA9]" office:value-type="float" office:value="8.75353115662596" calcext:value-type="float">
            <text:p>8.7535311566</text:p>
          </table:table-cell>
          <table:table-cell table:style-name="ce3" table:number-columns-repeated="3"/>
          <table:table-cell table:style-name="ce3" office:value-type="float" office:value="10.307361" calcext:value-type="float">
            <text:p>10.307361</text:p>
          </table:table-cell>
          <table:table-cell table:style-name="ce11" table:formula="of:=[.AF9]/[.$CA9]" office:value-type="float" office:value="1.64502072682249" calcext:value-type="float">
            <text:p>1.645020726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.133649" calcext:value-type="float">
            <text:p>10.133649</text:p>
          </table:table-cell>
          <table:table-cell table:style-name="ce12" table:formula="of:=[.AK9]/[.$CA9]" office:value-type="float" office:value="1.61729686612742" calcext:value-type="float">
            <text:p>1.617296866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0.512267" calcext:value-type="float">
            <text:p>60.512267</text:p>
          </table:table-cell>
          <table:table-cell table:style-name="ce13" table:formula="of:=[.AP9]/[.$CA9]" office:value-type="float" office:value="9.65755768542662" calcext:value-type="float">
            <text:p>9.6575576854</text:p>
          </table:table-cell>
          <table:table-cell table:style-name="ce3" table:number-columns-repeated="3"/>
          <table:table-cell table:style-name="ce3" office:value-type="float" office:value="29.383193" calcext:value-type="float">
            <text:p>29.383193</text:p>
          </table:table-cell>
          <table:table-cell table:style-name="ce14" table:formula="of:=[.AU9]/[.$CA9]" office:value-type="float" office:value="4.68946042592527" calcext:value-type="float">
            <text:p>4.689460425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.710284" calcext:value-type="float">
            <text:p>21.710284</text:p>
          </table:table-cell>
          <table:table-cell table:style-name="ce15" table:formula="of:=[.AZ9]/[.$CA9]" office:value-type="float" office:value="3.4648895255733" calcext:value-type="float">
            <text:p>3.464889525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9.836701" calcext:value-type="float">
            <text:p>59.836701</text:p>
          </table:table-cell>
          <table:table-cell table:style-name="ce16" table:formula="of:=[.BE9]/[.$CA9]" office:value-type="float" office:value="9.5497395860764" calcext:value-type="float">
            <text:p>9.5497395861</text:p>
          </table:table-cell>
          <table:table-cell table:style-name="ce3" table:number-columns-repeated="3"/>
          <table:table-cell table:style-name="ce3" office:value-type="float" office:value="25.259067" calcext:value-type="float">
            <text:p>25.259067</text:p>
          </table:table-cell>
          <table:table-cell table:style-name="ce17" table:formula="of:=[.BJ9]/[.$CA9]" office:value-type="float" office:value="4.03126355574409" calcext:value-type="float">
            <text:p>4.031263555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.892223" calcext:value-type="float">
            <text:p>18.892223</text:p>
          </table:table-cell>
          <table:table-cell table:style-name="ce18" table:formula="of:=[.BO9]/[.$CA9]" office:value-type="float" office:value="3.01513630993933" calcext:value-type="float">
            <text:p>3.015136309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9.613855" calcext:value-type="float">
            <text:p>59.613855</text:p>
          </table:table-cell>
          <table:table-cell table:style-name="ce19" table:formula="of:=[.BT9]/[.$CA9]" office:value-type="float" office:value="9.5141741014786" calcext:value-type="float">
            <text:p>9.5141741015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formula="of:=MIN([.B9];[.G9];[.L9];[.Q9];[.V9];[.AA9];[.AF9];[.AK9];[.AP9];[.AU9];[.AZ9];[.BE9];[.BJ9];[.BO9];[.BT9])" office:value-type="float" office:value="6.265794" calcext:value-type="float">
            <text:p>6.265794</text:p>
          </table:table-cell>
          <table:table-cell table:style-name="ce1" office:value-type="string" calcext:value-type="string">
            <text:p>enumFromT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umTo</text:p>
          </table:table-cell>
          <table:table-cell office:value-type="float" office:value="0.044804" calcext:value-type="float">
            <text:p>0.044804</text:p>
          </table:table-cell>
          <table:table-cell table:style-name="ce5" table:formula="of:=[.B10]/[.$CA10]" office:value-type="float" office:value="2.21648362521025" calcext:value-type="float">
            <text:p>2.216483625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020214" calcext:value-type="float">
            <text:p>0.020214</text:p>
          </table:table-cell>
          <table:table-cell table:style-name="ce6" table:formula="of:=[.G10]/[.$CA10]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9112" calcext:value-type="float">
            <text:p>0.39112</text:p>
          </table:table-cell>
          <table:table-cell table:style-name="ce7" table:formula="of:=[.L10]/[.$CA10]" office:value-type="float" office:value="19.3489660631246" calcext:value-type="float">
            <text:p>19.348966063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032351" calcext:value-type="float">
            <text:p>0.032351</text:p>
          </table:table-cell>
          <table:table-cell table:style-name="ce8" table:formula="of:=[.Q10]/[.$CA10]" office:value-type="float" office:value="1.60042544770951" calcext:value-type="float">
            <text:p>1.600425447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024886" calcext:value-type="float">
            <text:p>0.024886</text:p>
          </table:table-cell>
          <table:table-cell table:style-name="ce9" table:formula="of:=[.V10]/[.$CA10]" office:value-type="float" office:value="1.23112694172356" calcext:value-type="float">
            <text:p>1.23112694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437402" calcext:value-type="float">
            <text:p>0.437402</text:p>
          </table:table-cell>
          <table:table-cell table:style-name="ce10" table:formula="of:=[.AA10]/[.$CA10]" office:value-type="float" office:value="21.6385673295736" calcext:value-type="float">
            <text:p>21.638567329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257409" calcext:value-type="float">
            <text:p>0.257409</text:p>
          </table:table-cell>
          <table:table-cell table:style-name="ce11" table:formula="of:=[.AF10]/[.$CA10]" office:value-type="float" office:value="12.7341941228851" calcext:value-type="float">
            <text:p>12.734194122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2759" calcext:value-type="float">
            <text:p>0.2759</text:p>
          </table:table-cell>
          <table:table-cell table:style-name="ce12" table:formula="of:=[.AK10]/[.$CA10]" office:value-type="float" office:value="13.6489561689918" calcext:value-type="float">
            <text:p>13.64895616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12245" calcext:value-type="float">
            <text:p>0.312245</text:p>
          </table:table-cell>
          <table:table-cell table:style-name="ce13" table:formula="of:=[.AP10]/[.$CA10]" office:value-type="float" office:value="15.4469674483032" calcext:value-type="float">
            <text:p>15.446967448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90397" calcext:value-type="float">
            <text:p>0.390397</text:p>
          </table:table-cell>
          <table:table-cell table:style-name="ce14" table:formula="of:=[.AU10]/[.$CA10]" office:value-type="float" office:value="19.3131987731275" calcext:value-type="float">
            <text:p>19.313198773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421418" calcext:value-type="float">
            <text:p>0.421418</text:p>
          </table:table-cell>
          <table:table-cell table:style-name="ce15" table:formula="of:=[.AZ10]/[.$CA10]" office:value-type="float" office:value="20.8478282378549" calcext:value-type="float">
            <text:p>20.847828237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24409" calcext:value-type="float">
            <text:p>0.324409</text:p>
          </table:table-cell>
          <table:table-cell table:style-name="ce16" table:formula="of:=[.BE10]/[.$CA10]" office:value-type="float" office:value="16.0487286039379" calcext:value-type="float">
            <text:p>16.048728603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264752" calcext:value-type="float">
            <text:p>0.264752</text:p>
          </table:table-cell>
          <table:table-cell table:style-name="ce17" table:formula="of:=[.BJ10]/[.$CA10]" office:value-type="float" office:value="13.0974572078757" calcext:value-type="float">
            <text:p>13.097457207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261322" calcext:value-type="float">
            <text:p>0.261322</text:p>
          </table:table-cell>
          <table:table-cell table:style-name="ce18" table:formula="of:=[.BO10]/[.$CA10]" office:value-type="float" office:value="12.9277728307114" calcext:value-type="float">
            <text:p>12.927772830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25671" calcext:value-type="float">
            <text:p>0.325671</text:p>
          </table:table-cell>
          <table:table-cell table:style-name="ce19" table:formula="of:=[.BT10]/[.$CA10]" office:value-type="float" office:value="16.111160581775" calcext:value-type="float">
            <text:p>16.111160581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0];[.G10];[.L10];[.Q10];[.V10];[.AA10];[.AF10];[.AK10];[.AP10];[.AU10];[.AZ10];[.BE10];[.BJ10];[.BO10];[.BT10])" office:value-type="float" office:value="0.020214" calcext:value-type="float">
            <text:p>0.020214</text:p>
          </table:table-cell>
          <table:table-cell table:style-name="ce1" office:value-type="string" calcext:value-type="string">
            <text:p>enumT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ctorial</text:p>
          </table:table-cell>
          <table:table-cell office:value-type="float" office:value="0.001813" calcext:value-type="float">
            <text:p>0.001813</text:p>
          </table:table-cell>
          <table:table-cell table:style-name="ce5" table:formula="of:=[.B11]/[.$CA11]" office:value-type="float" office:value="1.9835886214442" calcext:value-type="float">
            <text:p>1.98358862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00229" calcext:value-type="float">
            <text:p>0.00229</text:p>
          </table:table-cell>
          <table:table-cell table:style-name="ce6" table:formula="of:=[.G11]/[.$CA11]" office:value-type="float" office:value="2.5054704595186" calcext:value-type="float">
            <text:p>2.505470459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.608407" calcext:value-type="float">
            <text:p>16.608407</text:p>
          </table:table-cell>
          <table:table-cell table:style-name="ce7" table:formula="of:=[.L11]/[.$CA11]" office:value-type="float" office:value="18171.1236323851" calcext:value-type="float">
            <text:p>18171.123632385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.001907" calcext:value-type="float">
            <text:p>0.001907</text:p>
          </table:table-cell>
          <table:table-cell table:style-name="ce8" table:formula="of:=[.Q11]/[.$CA11]" office:value-type="float" office:value="2.08643326039387" calcext:value-type="float">
            <text:p>2.086433260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002294" calcext:value-type="float">
            <text:p>0.002294</text:p>
          </table:table-cell>
          <table:table-cell table:style-name="ce9" table:formula="of:=[.V11]/[.$CA11]" office:value-type="float" office:value="2.50984682713348" calcext:value-type="float">
            <text:p>2.509846827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.11841" calcext:value-type="float">
            <text:p>15.11841</text:p>
          </table:table-cell>
          <table:table-cell table:style-name="ce10" table:formula="of:=[.AA11]/[.$CA11]" office:value-type="float" office:value="16540.9299781182" calcext:value-type="float">
            <text:p>16540.929978118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.000914" calcext:value-type="float">
            <text:p>0.000914</text:p>
          </table:table-cell>
          <table:table-cell table:style-name="ce11" table:formula="of:=[.AF11]/[.$CA11]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001221" calcext:value-type="float">
            <text:p>0.001221</text:p>
          </table:table-cell>
          <table:table-cell table:style-name="ce12" table:formula="of:=[.AK11]/[.$CA11]" office:value-type="float" office:value="1.33588621444201" calcext:value-type="float">
            <text:p>1.335886214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001448" calcext:value-type="float">
            <text:p>0.001448</text:p>
          </table:table-cell>
          <table:table-cell table:style-name="ce13" table:formula="of:=[.AP11]/[.$CA11]" office:value-type="float" office:value="1.58424507658643" calcext:value-type="float">
            <text:p>1.584245076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00258" calcext:value-type="float">
            <text:p>0.00258</text:p>
          </table:table-cell>
          <table:table-cell table:style-name="ce14" table:formula="of:=[.AU11]/[.$CA11]" office:value-type="float" office:value="2.82275711159737" calcext:value-type="float">
            <text:p>2.82275711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00271" calcext:value-type="float">
            <text:p>0.00271</text:p>
          </table:table-cell>
          <table:table-cell table:style-name="ce15" table:formula="of:=[.AZ11]/[.$CA11]" office:value-type="float" office:value="2.96498905908096" calcext:value-type="float">
            <text:p>2.964989059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006643" calcext:value-type="float">
            <text:p>0.006643</text:p>
          </table:table-cell>
          <table:table-cell table:style-name="ce16" table:formula="of:=[.BE11]/[.$CA11]" office:value-type="float" office:value="7.26805251641138" calcext:value-type="float">
            <text:p>7.268052516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002518" calcext:value-type="float">
            <text:p>0.002518</text:p>
          </table:table-cell>
          <table:table-cell table:style-name="ce17" table:formula="of:=[.BJ11]/[.$CA11]" office:value-type="float" office:value="2.75492341356674" calcext:value-type="float">
            <text:p>2.754923413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002904" calcext:value-type="float">
            <text:p>0.002904</text:p>
          </table:table-cell>
          <table:table-cell table:style-name="ce18" table:formula="of:=[.BO11]/[.$CA11]" office:value-type="float" office:value="3.17724288840263" calcext:value-type="float">
            <text:p>3.177242888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006585" calcext:value-type="float">
            <text:p>0.006585</text:p>
          </table:table-cell>
          <table:table-cell table:style-name="ce19" table:formula="of:=[.BT11]/[.$CA11]" office:value-type="float" office:value="7.20459518599562" calcext:value-type="float">
            <text:p>7.20459518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1];[.G11];[.L11];[.Q11];[.V11];[.AA11];[.AF11];[.AK11];[.AP11];[.AU11];[.AZ11];[.BE11];[.BJ11];[.BO11];[.BT11])" office:value-type="float" office:value="0.000914" calcext:value-type="float">
            <text:p>0.000914</text:p>
          </table:table-cell>
          <table:table-cell table:style-name="ce1" office:value-type="string" calcext:value-type="string">
            <text:p>factoria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_even</text:p>
          </table:table-cell>
          <table:table-cell office:value-type="float" office:value="0.000458" calcext:value-type="float">
            <text:p>0.000458</text:p>
          </table:table-cell>
          <table:table-cell table:style-name="ce5" table:formula="of:=[.B12]/[.$CA12]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000552" calcext:value-type="float">
            <text:p>0.000552</text:p>
          </table:table-cell>
          <table:table-cell table:style-name="ce6" table:formula="of:=[.G12]/[.$CA12]" office:value-type="float" office:value="1.20524017467249" calcext:value-type="float">
            <text:p>1.205240174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000549" calcext:value-type="float">
            <text:p>0.000549</text:p>
          </table:table-cell>
          <table:table-cell table:style-name="ce7" table:formula="of:=[.L12]/[.$CA12]" office:value-type="float" office:value="1.19868995633188" calcext:value-type="float">
            <text:p>1.19868995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00046" calcext:value-type="float">
            <text:p>0.00046</text:p>
          </table:table-cell>
          <table:table-cell table:style-name="ce8" table:formula="of:=[.Q12]/[.$CA12]" office:value-type="float" office:value="1.00436681222707" calcext:value-type="float">
            <text:p>1.00436681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000549" calcext:value-type="float">
            <text:p>0.000549</text:p>
          </table:table-cell>
          <table:table-cell table:style-name="ce9" table:formula="of:=[.V12]/[.$CA12]" office:value-type="float" office:value="1.19868995633188" calcext:value-type="float">
            <text:p>1.19868995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000552" calcext:value-type="float">
            <text:p>0.000552</text:p>
          </table:table-cell>
          <table:table-cell table:style-name="ce10" table:formula="of:=[.AA12]/[.$CA12]" office:value-type="float" office:value="1.20524017467249" calcext:value-type="float">
            <text:p>1.205240174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000463" calcext:value-type="float">
            <text:p>0.000463</text:p>
          </table:table-cell>
          <table:table-cell table:style-name="ce11" table:formula="of:=[.AF12]/[.$CA12]" office:value-type="float" office:value="1.01091703056769" calcext:value-type="float">
            <text:p>1.010917030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000599" calcext:value-type="float">
            <text:p>0.000599</text:p>
          </table:table-cell>
          <table:table-cell table:style-name="ce12" table:formula="of:=[.AK12]/[.$CA12]" office:value-type="float" office:value="1.30786026200873" calcext:value-type="float">
            <text:p>1.30786026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000556" calcext:value-type="float">
            <text:p>0.000556</text:p>
          </table:table-cell>
          <table:table-cell table:style-name="ce13" table:formula="of:=[.AP12]/[.$CA12]" office:value-type="float" office:value="1.21397379912664" calcext:value-type="float">
            <text:p>1.213973799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000469" calcext:value-type="float">
            <text:p>0.000469</text:p>
          </table:table-cell>
          <table:table-cell table:style-name="ce14" table:formula="of:=[.AU12]/[.$CA12]" office:value-type="float" office:value="1.02401746724891" calcext:value-type="float">
            <text:p>1.024017467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000778" calcext:value-type="float">
            <text:p>0.000778</text:p>
          </table:table-cell>
          <table:table-cell table:style-name="ce15" table:formula="of:=[.AZ12]/[.$CA12]" office:value-type="float" office:value="1.69868995633188" calcext:value-type="float">
            <text:p>1.69868995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000561" calcext:value-type="float">
            <text:p>0.000561</text:p>
          </table:table-cell>
          <table:table-cell table:style-name="ce16" table:formula="of:=[.BE12]/[.$CA12]" office:value-type="float" office:value="1.22489082969432" calcext:value-type="float">
            <text:p>1.224890829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000459" calcext:value-type="float">
            <text:p>0.000459</text:p>
          </table:table-cell>
          <table:table-cell table:style-name="ce17" table:formula="of:=[.BJ12]/[.$CA12]" office:value-type="float" office:value="1.00218340611354" calcext:value-type="float">
            <text:p>1.002183406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000549" calcext:value-type="float">
            <text:p>0.000549</text:p>
          </table:table-cell>
          <table:table-cell table:style-name="ce18" table:formula="of:=[.BO12]/[.$CA12]" office:value-type="float" office:value="1.19868995633188" calcext:value-type="float">
            <text:p>1.198689956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000552" calcext:value-type="float">
            <text:p>0.000552</text:p>
          </table:table-cell>
          <table:table-cell table:style-name="ce19" table:formula="of:=[.BT12]/[.$CA12]" office:value-type="float" office:value="1.20524017467249" calcext:value-type="float">
            <text:p>1.205240174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2];[.G12];[.L12];[.Q12];[.V12];[.AA12];[.AF12];[.AK12];[.AP12];[.AU12];[.AZ12];[.BE12];[.BJ12];[.BO12];[.BT12])" office:value-type="float" office:value="0.000458" calcext:value-type="float">
            <text:p>0.000458</text:p>
          </table:table-cell>
          <table:table-cell table:style-name="ce1" office:value-type="string" calcext:value-type="string">
            <text:p>is_eve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_nil</text:p>
          </table:table-cell>
          <table:table-cell office:value-type="float" office:value="0.001742" calcext:value-type="float">
            <text:p>0.001742</text:p>
          </table:table-cell>
          <table:table-cell table:style-name="ce5" table:formula="of:=[.B13]/[.$CA13]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001964" calcext:value-type="float">
            <text:p>0.001964</text:p>
          </table:table-cell>
          <table:table-cell table:style-name="ce6" table:formula="of:=[.G13]/[.$CA13]" office:value-type="float" office:value="1.12743972445465" calcext:value-type="float">
            <text:p>1.127439724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011442" calcext:value-type="float">
            <text:p>0.011442</text:p>
          </table:table-cell>
          <table:table-cell table:style-name="ce7" table:formula="of:=[.L13]/[.$CA13]" office:value-type="float" office:value="6.5683122847302" calcext:value-type="float">
            <text:p>6.568312284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00176" calcext:value-type="float">
            <text:p>0.00176</text:p>
          </table:table-cell>
          <table:table-cell table:style-name="ce8" table:formula="of:=[.Q13]/[.$CA13]" office:value-type="float" office:value="1.01033295063146" calcext:value-type="float">
            <text:p>1.010332950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002048" calcext:value-type="float">
            <text:p>0.002048</text:p>
          </table:table-cell>
          <table:table-cell table:style-name="ce9" table:formula="of:=[.V13]/[.$CA13]" office:value-type="float" office:value="1.17566016073479" calcext:value-type="float">
            <text:p>1.175660160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012941" calcext:value-type="float">
            <text:p>0.012941</text:p>
          </table:table-cell>
          <table:table-cell table:style-name="ce10" table:formula="of:=[.AA13]/[.$CA13]" office:value-type="float" office:value="7.42881745120551" calcext:value-type="float">
            <text:p>7.42881745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002262" calcext:value-type="float">
            <text:p>0.002262</text:p>
          </table:table-cell>
          <table:table-cell table:style-name="ce11" table:formula="of:=[.AF13]/[.$CA13]" office:value-type="float" office:value="1.29850746268657" calcext:value-type="float">
            <text:p>1.298507462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003367" calcext:value-type="float">
            <text:p>0.003367</text:p>
          </table:table-cell>
          <table:table-cell table:style-name="ce12" table:formula="of:=[.AK13]/[.$CA13]" office:value-type="float" office:value="1.93283582089552" calcext:value-type="float">
            <text:p>1.932835820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.700412" calcext:value-type="float">
            <text:p>15.700412</text:p>
          </table:table-cell>
          <table:table-cell table:style-name="ce13" table:formula="of:=[.AP13]/[.$CA13]" office:value-type="float" office:value="9012.86567164179" calcext:value-type="float">
            <text:p>9012.8656716418</text:p>
          </table:table-cell>
          <table:table-cell table:style-name="ce3" table:number-columns-repeated="3"/>
          <table:table-cell table:style-name="ce3" office:value-type="float" office:value="0.002609" calcext:value-type="float">
            <text:p>0.002609</text:p>
          </table:table-cell>
          <table:table-cell table:style-name="ce14" table:formula="of:=[.AU13]/[.$CA13]" office:value-type="float" office:value="1.49770378874857" calcext:value-type="float">
            <text:p>1.497703788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003319" calcext:value-type="float">
            <text:p>0.003319</text:p>
          </table:table-cell>
          <table:table-cell table:style-name="ce15" table:formula="of:=[.AZ13]/[.$CA13]" office:value-type="float" office:value="1.9052812858783" calcext:value-type="float">
            <text:p>1.905281285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.603732" calcext:value-type="float">
            <text:p>15.603732</text:p>
          </table:table-cell>
          <table:table-cell table:style-name="ce16" table:formula="of:=[.BE13]/[.$CA13]" office:value-type="float" office:value="8957.36624569461" calcext:value-type="float">
            <text:p>8957.3662456946</text:p>
          </table:table-cell>
          <table:table-cell table:style-name="ce3" table:number-columns-repeated="3"/>
          <table:table-cell table:style-name="ce3" office:value-type="float" office:value="0.002842" calcext:value-type="float">
            <text:p>0.002842</text:p>
          </table:table-cell>
          <table:table-cell table:style-name="ce17" table:formula="of:=[.BJ13]/[.$CA13]" office:value-type="float" office:value="1.63145809414466" calcext:value-type="float">
            <text:p>1.631458094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003338" calcext:value-type="float">
            <text:p>0.003338</text:p>
          </table:table-cell>
          <table:table-cell table:style-name="ce18" table:formula="of:=[.BO13]/[.$CA13]" office:value-type="float" office:value="1.91618828932262" calcext:value-type="float">
            <text:p>1.916188289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.625966" calcext:value-type="float">
            <text:p>15.625966</text:p>
          </table:table-cell>
          <table:table-cell table:style-name="ce19" table:formula="of:=[.BT13]/[.$CA13]" office:value-type="float" office:value="8970.12973593571" calcext:value-type="float">
            <text:p>8970.1297359357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formula="of:=MIN([.B13];[.G13];[.L13];[.Q13];[.V13];[.AA13];[.AF13];[.AK13];[.AP13];[.AU13];[.AZ13];[.BE13];[.BJ13];[.BO13];[.BT13])" office:value-type="float" office:value="0.001742" calcext:value-type="float">
            <text:p>0.001742</text:p>
          </table:table-cell>
          <table:table-cell table:style-name="ce1" office:value-type="string" calcext:value-type="string">
            <text:p>is_ni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0.000825" calcext:value-type="float">
            <text:p>0.000825</text:p>
          </table:table-cell>
          <table:table-cell table:style-name="ce5" table:formula="of:=[.B14]/[.$CA14]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001171" calcext:value-type="float">
            <text:p>0.001171</text:p>
          </table:table-cell>
          <table:table-cell table:style-name="ce6" table:formula="of:=[.G14]/[.$CA14]" office:value-type="float" office:value="1.41939393939394" calcext:value-type="float">
            <text:p>1.419393939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000892" calcext:value-type="float">
            <text:p>0.000892</text:p>
          </table:table-cell>
          <table:table-cell table:style-name="ce7" table:formula="of:=[.L14]/[.$CA14]" office:value-type="float" office:value="1.08121212121212" calcext:value-type="float">
            <text:p>1.08121212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001007" calcext:value-type="float">
            <text:p>0.001007</text:p>
          </table:table-cell>
          <table:table-cell table:style-name="ce8" table:formula="of:=[.Q14]/[.$CA14]" office:value-type="float" office:value="1.22060606060606" calcext:value-type="float">
            <text:p>1.220606060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000997" calcext:value-type="float">
            <text:p>0.000997</text:p>
          </table:table-cell>
          <table:table-cell table:style-name="ce9" table:formula="of:=[.V14]/[.$CA14]" office:value-type="float" office:value="1.20848484848485" calcext:value-type="float">
            <text:p>1.208484848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000929" calcext:value-type="float">
            <text:p>0.000929</text:p>
          </table:table-cell>
          <table:table-cell table:style-name="ce10" table:formula="of:=[.AA14]/[.$CA14]" office:value-type="float" office:value="1.12606060606061" calcext:value-type="float">
            <text:p>1.126060606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000967" calcext:value-type="float">
            <text:p>0.000967</text:p>
          </table:table-cell>
          <table:table-cell table:style-name="ce11" table:formula="of:=[.AF14]/[.$CA14]" office:value-type="float" office:value="1.17212121212121" calcext:value-type="float">
            <text:p>1.172121212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001225" calcext:value-type="float">
            <text:p>0.001225</text:p>
          </table:table-cell>
          <table:table-cell table:style-name="ce12" table:formula="of:=[.AK14]/[.$CA14]" office:value-type="float" office:value="1.48484848484848" calcext:value-type="float">
            <text:p>1.484848484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001038" calcext:value-type="float">
            <text:p>0.001038</text:p>
          </table:table-cell>
          <table:table-cell table:style-name="ce13" table:formula="of:=[.AP14]/[.$CA14]" office:value-type="float" office:value="1.25818181818182" calcext:value-type="float">
            <text:p>1.258181818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002255" calcext:value-type="float">
            <text:p>0.002255</text:p>
          </table:table-cell>
          <table:table-cell table:style-name="ce14" table:formula="of:=[.AU14]/[.$CA14]" office:value-type="float" office:value="2.73333333333333" calcext:value-type="float">
            <text:p>2.733333333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003347" calcext:value-type="float">
            <text:p>0.003347</text:p>
          </table:table-cell>
          <table:table-cell table:style-name="ce15" table:formula="of:=[.AZ14]/[.$CA14]" office:value-type="float" office:value="4.0569696969697" calcext:value-type="float">
            <text:p>4.05696969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004153" calcext:value-type="float">
            <text:p>0.004153</text:p>
          </table:table-cell>
          <table:table-cell table:style-name="ce16" table:formula="of:=[.BE14]/[.$CA14]" office:value-type="float" office:value="5.03393939393939" calcext:value-type="float">
            <text:p>5.033939393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001207" calcext:value-type="float">
            <text:p>0.001207</text:p>
          </table:table-cell>
          <table:table-cell table:style-name="ce17" table:formula="of:=[.BJ14]/[.$CA14]" office:value-type="float" office:value="1.4630303030303" calcext:value-type="float">
            <text:p>1.46303030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001644" calcext:value-type="float">
            <text:p>0.001644</text:p>
          </table:table-cell>
          <table:table-cell table:style-name="ce18" table:formula="of:=[.BO14]/[.$CA14]" office:value-type="float" office:value="1.99272727272727" calcext:value-type="float">
            <text:p>1.992727272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001295" calcext:value-type="float">
            <text:p>0.001295</text:p>
          </table:table-cell>
          <table:table-cell table:style-name="ce19" table:formula="of:=[.BT14]/[.$CA14]" office:value-type="float" office:value="1.56969696969697" calcext:value-type="float">
            <text:p>1.569696969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4];[.G14];[.L14];[.Q14];[.V14];[.AA14];[.AF14];[.AK14];[.AP14];[.AU14];[.AZ14];[.BE14];[.BJ14];[.BO14];[.BT14])" office:value-type="float" office:value="0.000825" calcext:value-type="float">
            <text:p>0.000825</text:p>
          </table:table-cell>
          <table:table-cell table:style-name="ce1" office:value-type="string" calcext:value-type="string">
            <text:p>la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5.42976" calcext:value-type="float">
            <text:p>5.42976</text:p>
          </table:table-cell>
          <table:table-cell table:style-name="ce5" table:formula="of:=[.B15]/[.$CA15]" office:value-type="float" office:value="16.184565858893" calcext:value-type="float">
            <text:p>16.184565858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33549" calcext:value-type="float">
            <text:p>0.33549</text:p>
          </table:table-cell>
          <table:table-cell table:style-name="ce6" table:formula="of:=[.G15]/[.$CA15]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.032337" calcext:value-type="float">
            <text:p>3.032337</text:p>
          </table:table-cell>
          <table:table-cell table:style-name="ce7" table:formula="of:=[.L15]/[.$CA15]" office:value-type="float" office:value="9.03853169990164" calcext:value-type="float">
            <text:p>9.038531699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.656465" calcext:value-type="float">
            <text:p>2.656465</text:p>
          </table:table-cell>
          <table:table-cell table:style-name="ce8" table:formula="of:=[.Q15]/[.$CA15]" office:value-type="float" office:value="7.91816447584131" calcext:value-type="float">
            <text:p>7.918164475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.416403" calcext:value-type="float">
            <text:p>1.416403</text:p>
          </table:table-cell>
          <table:table-cell table:style-name="ce9" table:formula="of:=[.V15]/[.$CA15]" office:value-type="float" office:value="4.22189335002534" calcext:value-type="float">
            <text:p>4.2218933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.46381" calcext:value-type="float">
            <text:p>4.46381</text:p>
          </table:table-cell>
          <table:table-cell table:style-name="ce10" table:formula="of:=[.AA15]/[.$CA15]" office:value-type="float" office:value="13.3053444215923" calcext:value-type="float">
            <text:p>13.30534442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.149805" calcext:value-type="float">
            <text:p>2.149805</text:p>
          </table:table-cell>
          <table:table-cell table:style-name="ce11" table:formula="of:=[.AF15]/[.$CA15]" office:value-type="float" office:value="6.40795552773555" calcext:value-type="float">
            <text:p>6.407955527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.38304" calcext:value-type="float">
            <text:p>1.38304</text:p>
          </table:table-cell>
          <table:table-cell table:style-name="ce12" table:formula="of:=[.AK15]/[.$CA15]" office:value-type="float" office:value="4.12244776297356" calcext:value-type="float">
            <text:p>4.12244776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.228571" calcext:value-type="float">
            <text:p>1.228571</text:p>
          </table:table-cell>
          <table:table-cell table:style-name="ce13" table:formula="of:=[.AP15]/[.$CA15]" office:value-type="float" office:value="3.66201973233181" calcext:value-type="float">
            <text:p>3.662019732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.258789" calcext:value-type="float">
            <text:p>3.258789</text:p>
          </table:table-cell>
          <table:table-cell table:style-name="ce14" table:formula="of:=[.AU15]/[.$CA15]" office:value-type="float" office:value="9.71352052222123" calcext:value-type="float">
            <text:p>9.71352052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.776223" calcext:value-type="float">
            <text:p>1.776223</text:p>
          </table:table-cell>
          <table:table-cell table:style-name="ce15" table:formula="of:=[.AZ15]/[.$CA15]" office:value-type="float" office:value="5.29441414051089" calcext:value-type="float">
            <text:p>5.294414140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.215685" calcext:value-type="float">
            <text:p>2.215685</text:p>
          </table:table-cell>
          <table:table-cell table:style-name="ce16" table:formula="of:=[.BE15]/[.$CA15]" office:value-type="float" office:value="6.60432501713911" calcext:value-type="float">
            <text:p>6.604325017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.832364" calcext:value-type="float">
            <text:p>8.832364</text:p>
          </table:table-cell>
          <table:table-cell table:style-name="ce17" table:formula="of:=[.BJ15]/[.$CA15]" office:value-type="float" office:value="26.3267578765388" calcext:value-type="float">
            <text:p>26.326757876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.007639" calcext:value-type="float">
            <text:p>4.007639</text:p>
          </table:table-cell>
          <table:table-cell table:style-name="ce18" table:formula="of:=[.BO15]/[.$CA15]" office:value-type="float" office:value="11.9456287817819" calcext:value-type="float">
            <text:p>11.945628781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.291459" calcext:value-type="float">
            <text:p>3.291459</text:p>
          </table:table-cell>
          <table:table-cell table:style-name="ce19" table:formula="of:=[.BT15]/[.$CA15]" office:value-type="float" office:value="9.81090047393365" calcext:value-type="float">
            <text:p>9.810900473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5];[.G15];[.L15];[.Q15];[.V15];[.AA15];[.AF15];[.AK15];[.AP15];[.AU15];[.AZ15];[.BE15];[.BJ15];[.BO15];[.BT15])" office:value-type="float" office:value="0.33549" calcext:value-type="float">
            <text:p>0.33549</text:p>
          </table:table-cell>
          <table:table-cell table:style-name="ce1" office:value-type="string" calcext:value-type="string">
            <text:p>lengt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_add</text:p>
          </table:table-cell>
          <table:table-cell office:value-type="float" office:value="0.072728" calcext:value-type="float">
            <text:p>0.072728</text:p>
          </table:table-cell>
          <table:table-cell table:style-name="ce5" table:formula="of:=[.B16]/[.$CA16]" office:value-type="float" office:value="2.65750721672087" calcext:value-type="float">
            <text:p>2.657507216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086511" calcext:value-type="float">
            <text:p>0.086511</text:p>
          </table:table-cell>
          <table:table-cell table:style-name="ce6" table:formula="of:=[.G16]/[.$CA16]" office:value-type="float" office:value="3.16114298242409" calcext:value-type="float">
            <text:p>3.161142982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.061657" calcext:value-type="float">
            <text:p>1.061657</text:p>
          </table:table-cell>
          <table:table-cell table:style-name="ce7" table:formula="of:=[.L16]/[.$CA16]" office:value-type="float" office:value="38.7933277304783" calcext:value-type="float">
            <text:p>38.793327730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057073" calcext:value-type="float">
            <text:p>0.057073</text:p>
          </table:table-cell>
          <table:table-cell table:style-name="ce8" table:formula="of:=[.Q16]/[.$CA16]" office:value-type="float" office:value="2.08546789929477" calcext:value-type="float">
            <text:p>2.085467899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088602" calcext:value-type="float">
            <text:p>0.088602</text:p>
          </table:table-cell>
          <table:table-cell table:style-name="ce9" table:formula="of:=[.V16]/[.$CA16]" office:value-type="float" office:value="3.23754887272993" calcext:value-type="float">
            <text:p>3.237548872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73819" calcext:value-type="float">
            <text:p>0.73819</text:p>
          </table:table-cell>
          <table:table-cell table:style-name="ce10" table:formula="of:=[.AA16]/[.$CA16]" office:value-type="float" office:value="26.9737274820039" calcext:value-type="float">
            <text:p>26.97372748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027367" calcext:value-type="float">
            <text:p>0.027367</text:p>
          </table:table-cell>
          <table:table-cell table:style-name="ce11" table:formula="of:=[.AF16]/[.$CA16]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049916" calcext:value-type="float">
            <text:p>0.049916</text:p>
          </table:table-cell>
          <table:table-cell table:style-name="ce12" table:formula="of:=[.AK16]/[.$CA16]" office:value-type="float" office:value="1.82394855117477" calcext:value-type="float">
            <text:p>1.82394855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088952" calcext:value-type="float">
            <text:p>0.088952</text:p>
          </table:table-cell>
          <table:table-cell table:style-name="ce13" table:formula="of:=[.AP16]/[.$CA16]" office:value-type="float" office:value="3.25033799831914" calcext:value-type="float">
            <text:p>3.250337998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038774" calcext:value-type="float">
            <text:p>0.038774</text:p>
          </table:table-cell>
          <table:table-cell table:style-name="ce14" table:formula="of:=[.AU16]/[.$CA16]" office:value-type="float" office:value="1.41681587313187" calcext:value-type="float">
            <text:p>1.416815873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045645" calcext:value-type="float">
            <text:p>0.045645</text:p>
          </table:table-cell>
          <table:table-cell table:style-name="ce15" table:formula="of:=[.AZ16]/[.$CA16]" office:value-type="float" office:value="1.66788467862754" calcext:value-type="float">
            <text:p>1.667884678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02391" calcext:value-type="float">
            <text:p>0.302391</text:p>
          </table:table-cell>
          <table:table-cell table:style-name="ce16" table:formula="of:=[.BE16]/[.$CA16]" office:value-type="float" office:value="11.0494756458508" calcext:value-type="float">
            <text:p>11.049475645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033167" calcext:value-type="float">
            <text:p>0.033167</text:p>
          </table:table-cell>
          <table:table-cell table:style-name="ce17" table:formula="of:=[.BJ16]/[.$CA16]" office:value-type="float" office:value="1.21193408119268" calcext:value-type="float">
            <text:p>1.21193408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041566" calcext:value-type="float">
            <text:p>0.041566</text:p>
          </table:table-cell>
          <table:table-cell table:style-name="ce18" table:formula="of:=[.BO16]/[.$CA16]" office:value-type="float" office:value="1.51883655497497" calcext:value-type="float">
            <text:p>1.51883655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19425" calcext:value-type="float">
            <text:p>0.319425</text:p>
          </table:table-cell>
          <table:table-cell table:style-name="ce19" table:formula="of:=[.BT16]/[.$CA16]" office:value-type="float" office:value="11.6719041180984" calcext:value-type="float">
            <text:p>11.671904118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6];[.G16];[.L16];[.Q16];[.V16];[.AA16];[.AF16];[.AK16];[.AP16];[.AU16];[.AZ16];[.BE16];[.BJ16];[.BO16];[.BT16])" office:value-type="float" office:value="0.027367" calcext:value-type="float">
            <text:p>0.027367</text:p>
          </table:table-cell>
          <table:table-cell table:style-name="ce1" office:value-type="string" calcext:value-type="string">
            <text:p>map_ad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p_double</text:p>
          </table:table-cell>
          <table:table-cell office:value-type="float" office:value="1.651673" calcext:value-type="float">
            <text:p>1.651673</text:p>
          </table:table-cell>
          <table:table-cell table:style-name="ce5" table:formula="of:=[.B17]/[.$CA17]" office:value-type="float" office:value="2.35741118707449" calcext:value-type="float">
            <text:p>2.357411187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.060924" calcext:value-type="float">
            <text:p>1.060924</text:p>
          </table:table-cell>
          <table:table-cell table:style-name="ce6" table:formula="of:=[.G17]/[.$CA17]" office:value-type="float" office:value="1.5142428956796" calcext:value-type="float">
            <text:p>1.514242895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4.089389" calcext:value-type="float">
            <text:p>44.089389</text:p>
          </table:table-cell>
          <table:table-cell table:style-name="ce7" table:formula="of:=[.L17]/[.$CA17]" office:value-type="float" office:value="62.9282060431326" calcext:value-type="float">
            <text:p>62.9282060431</text:p>
          </table:table-cell>
          <table:table-cell table:style-name="ce3" table:number-columns-repeated="3"/>
          <table:table-cell table:style-name="ce3" office:value-type="float" office:value="1.569245" calcext:value-type="float">
            <text:p>1.569245</text:p>
          </table:table-cell>
          <table:table-cell table:style-name="ce8" table:formula="of:=[.Q17]/[.$CA17]" office:value-type="float" office:value="2.23976278492214" calcext:value-type="float">
            <text:p>2.239762784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.70063" calcext:value-type="float">
            <text:p>0.70063</text:p>
          </table:table-cell>
          <table:table-cell table:style-name="ce9" table:formula="of:=[.V17]/[.$CA17]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3.340286" calcext:value-type="float">
            <text:p>53.340286</text:p>
          </table:table-cell>
          <table:table-cell table:style-name="ce10" table:formula="of:=[.AA17]/[.$CA17]" office:value-type="float" office:value="76.1318898705451" calcext:value-type="float">
            <text:p>76.1318898705</text:p>
          </table:table-cell>
          <table:table-cell table:style-name="ce3" table:number-columns-repeated="3"/>
          <table:table-cell table:style-name="ce3" office:value-type="float" office:value="1.026287" calcext:value-type="float">
            <text:p>1.026287</text:p>
          </table:table-cell>
          <table:table-cell table:style-name="ce11" table:formula="of:=[.AF17]/[.$CA17]" office:value-type="float" office:value="1.46480596034997" calcext:value-type="float">
            <text:p>1.464805960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.888343" calcext:value-type="float">
            <text:p>0.888343</text:p>
          </table:table-cell>
          <table:table-cell table:style-name="ce12" table:formula="of:=[.AK17]/[.$CA17]" office:value-type="float" office:value="1.26792030030116" calcext:value-type="float">
            <text:p>1.267920300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8.756699" calcext:value-type="float">
            <text:p>58.756699</text:p>
          </table:table-cell>
          <table:table-cell table:style-name="ce13" table:formula="of:=[.AP17]/[.$CA17]" office:value-type="float" office:value="83.8626650300444" calcext:value-type="float">
            <text:p>83.86266503</text:p>
          </table:table-cell>
          <table:table-cell table:style-name="ce3" table:number-columns-repeated="3"/>
          <table:table-cell table:style-name="ce3" office:value-type="float" office:value="1.30687" calcext:value-type="float">
            <text:p>1.30687</text:p>
          </table:table-cell>
          <table:table-cell table:style-name="ce14" table:formula="of:=[.AU17]/[.$CA17]" office:value-type="float" office:value="1.86527839230407" calcext:value-type="float">
            <text:p>1.865278392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.041052" calcext:value-type="float">
            <text:p>1.041052</text:p>
          </table:table-cell>
          <table:table-cell table:style-name="ce15" table:formula="of:=[.AZ17]/[.$CA17]" office:value-type="float" office:value="1.48587985099125" calcext:value-type="float">
            <text:p>1.48587985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7.736686" calcext:value-type="float">
            <text:p>57.736686</text:p>
          </table:table-cell>
          <table:table-cell table:style-name="ce16" table:formula="of:=[.BE17]/[.$CA17]" office:value-type="float" office:value="82.4068138675192" calcext:value-type="float">
            <text:p>82.4068138675</text:p>
          </table:table-cell>
          <table:table-cell table:style-name="ce3" table:number-columns-repeated="3"/>
          <table:table-cell table:style-name="ce3" office:value-type="float" office:value="1.13039" calcext:value-type="float">
            <text:p>1.13039</text:p>
          </table:table-cell>
          <table:table-cell table:style-name="ce17" table:formula="of:=[.BJ17]/[.$CA17]" office:value-type="float" office:value="1.61339080541798" calcext:value-type="float">
            <text:p>1.613390805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.806885" calcext:value-type="float">
            <text:p>0.806885</text:p>
          </table:table-cell>
          <table:table-cell table:style-name="ce18" table:formula="of:=[.BO17]/[.$CA17]" office:value-type="float" office:value="1.15165636641309" calcext:value-type="float">
            <text:p>1.151656366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7.713957" calcext:value-type="float">
            <text:p>57.713957</text:p>
          </table:table-cell>
          <table:table-cell table:style-name="ce19" table:formula="of:=[.BT17]/[.$CA17]" office:value-type="float" office:value="82.3743730642422" calcext:value-type="float">
            <text:p>82.3743730642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formula="of:=MIN([.B17];[.G17];[.L17];[.Q17];[.V17];[.AA17];[.AF17];[.AK17];[.AP17];[.AU17];[.AZ17];[.BE17];[.BJ17];[.BO17];[.BT17])" office:value-type="float" office:value="0.70063" calcext:value-type="float">
            <text:p>0.70063</text:p>
          </table:table-cell>
          <table:table-cell table:style-name="ce1" office:value-type="string" calcext:value-type="string">
            <text:p>map_doubl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ximum</text:p>
          </table:table-cell>
          <table:table-cell office:value-type="float" office:value="0.067999" calcext:value-type="float">
            <text:p>0.067999</text:p>
          </table:table-cell>
          <table:table-cell table:style-name="ce5" table:formula="of:=[.B18]/[.$CA18]" office:value-type="float" office:value="1.30506295102103" calcext:value-type="float">
            <text:p>1.30506295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073084" calcext:value-type="float">
            <text:p>0.073084</text:p>
          </table:table-cell>
          <table:table-cell table:style-name="ce6" table:formula="of:=[.G18]/[.$CA18]" office:value-type="float" office:value="1.40265622600952" calcext:value-type="float">
            <text:p>1.40265622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732469" calcext:value-type="float">
            <text:p>0.732469</text:p>
          </table:table-cell>
          <table:table-cell table:style-name="ce7" table:formula="of:=[.L18]/[.$CA18]" office:value-type="float" office:value="14.0578266543835" calcext:value-type="float">
            <text:p>14.057826654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056155" calcext:value-type="float">
            <text:p>0.056155</text:p>
          </table:table-cell>
          <table:table-cell table:style-name="ce8" table:formula="of:=[.Q18]/[.$CA18]" office:value-type="float" office:value="1.07774834945494" calcext:value-type="float">
            <text:p>1.077748349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06485" calcext:value-type="float">
            <text:p>0.06485</text:p>
          </table:table-cell>
          <table:table-cell table:style-name="ce9" table:formula="of:=[.V18]/[.$CA18]" office:value-type="float" office:value="1.24462613235068" calcext:value-type="float">
            <text:p>1.244626132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743522" calcext:value-type="float">
            <text:p>0.743522</text:p>
          </table:table-cell>
          <table:table-cell table:style-name="ce10" table:formula="of:=[.AA18]/[.$CA18]" office:value-type="float" office:value="14.2699600798403" calcext:value-type="float">
            <text:p>14.269960079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052104" calcext:value-type="float">
            <text:p>0.052104</text:p>
          </table:table-cell>
          <table:table-cell table:style-name="ce11" table:formula="of:=[.AF18]/[.$CA18]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107734" calcext:value-type="float">
            <text:p>0.107734</text:p>
          </table:table-cell>
          <table:table-cell table:style-name="ce12" table:formula="of:=[.AK18]/[.$CA18]" office:value-type="float" office:value="2.06767234761247" calcext:value-type="float">
            <text:p>2.067672347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863197" calcext:value-type="float">
            <text:p>0.863197</text:p>
          </table:table-cell>
          <table:table-cell table:style-name="ce13" table:formula="of:=[.AP18]/[.$CA18]" office:value-type="float" office:value="16.5668086903117" calcext:value-type="float">
            <text:p>16.566808690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185733" calcext:value-type="float">
            <text:p>0.185733</text:p>
          </table:table-cell>
          <table:table-cell table:style-name="ce14" table:formula="of:=[.AU18]/[.$CA18]" office:value-type="float" office:value="3.56465914325196" calcext:value-type="float">
            <text:p>3.564659143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160815" calcext:value-type="float">
            <text:p>0.160815</text:p>
          </table:table-cell>
          <table:table-cell table:style-name="ce15" table:formula="of:=[.AZ18]/[.$CA18]" office:value-type="float" office:value="3.08642330723169" calcext:value-type="float">
            <text:p>3.086423307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.003901" calcext:value-type="float">
            <text:p>1.003901</text:p>
          </table:table-cell>
          <table:table-cell table:style-name="ce16" table:formula="of:=[.BE18]/[.$CA18]" office:value-type="float" office:value="19.2672539536312" calcext:value-type="float">
            <text:p>19.267253953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130781" calcext:value-type="float">
            <text:p>0.130781</text:p>
          </table:table-cell>
          <table:table-cell table:style-name="ce17" table:formula="of:=[.BJ18]/[.$CA18]" office:value-type="float" office:value="2.50999923230462" calcext:value-type="float">
            <text:p>2.50999923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134986" calcext:value-type="float">
            <text:p>0.134986</text:p>
          </table:table-cell>
          <table:table-cell table:style-name="ce18" table:formula="of:=[.BO18]/[.$CA18]" office:value-type="float" office:value="2.59070320896668" calcext:value-type="float">
            <text:p>2.59070320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.006967" calcext:value-type="float">
            <text:p>1.006967</text:p>
          </table:table-cell>
          <table:table-cell table:style-name="ce19" table:formula="of:=[.BT18]/[.$CA18]" office:value-type="float" office:value="19.3260978043912" calcext:value-type="float">
            <text:p>19.326097804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8];[.G18];[.L18];[.Q18];[.V18];[.AA18];[.AF18];[.AK18];[.AP18];[.AU18];[.AZ18];[.BE18];[.BJ18];[.BO18];[.BT18])" office:value-type="float" office:value="0.052104" calcext:value-type="float">
            <text:p>0.052104</text:p>
          </table:table-cell>
          <table:table-cell table:style-name="ce1" office:value-type="string" calcext:value-type="string">
            <text:p>maximu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mber</text:p>
          </table:table-cell>
          <table:table-cell office:value-type="float" office:value="4.72686" calcext:value-type="float">
            <text:p>4.72686</text:p>
          </table:table-cell>
          <table:table-cell table:style-name="ce5" table:formula="of:=[.B19]/[.$CA19]" office:value-type="float" office:value="3.87119758434047" calcext:value-type="float">
            <text:p>3.871197584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.732344" calcext:value-type="float">
            <text:p>3.732344</text:p>
          </table:table-cell>
          <table:table-cell table:style-name="ce6" table:formula="of:=[.G19]/[.$CA19]" office:value-type="float" office:value="3.05671017900417" calcext:value-type="float">
            <text:p>3.05671017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.549188" calcext:value-type="float">
            <text:p>9.549188</text:p>
          </table:table-cell>
          <table:table-cell table:style-name="ce7" table:formula="of:=[.L19]/[.$CA19]" office:value-type="float" office:value="7.82058142572723" calcext:value-type="float">
            <text:p>7.820581425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.033302" calcext:value-type="float">
            <text:p>4.033302</text:p>
          </table:table-cell>
          <table:table-cell table:style-name="ce8" table:formula="of:=[.Q19]/[.$CA19]" office:value-type="float" office:value="3.3031883659164" calcext:value-type="float">
            <text:p>3.303188365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.500838" calcext:value-type="float">
            <text:p>3.500838</text:p>
          </table:table-cell>
          <table:table-cell table:style-name="ce9" table:formula="of:=[.V19]/[.$CA19]" office:value-type="float" office:value="2.86711169968379" calcext:value-type="float">
            <text:p>2.867111699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.688945" calcext:value-type="float">
            <text:p>7.688945</text:p>
          </table:table-cell>
          <table:table-cell table:style-name="ce10" table:formula="of:=[.AA19]/[.$CA19]" office:value-type="float" office:value="6.2970820608452" calcext:value-type="float">
            <text:p>6.297082060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.821841" calcext:value-type="float">
            <text:p>3.821841</text:p>
          </table:table-cell>
          <table:table-cell table:style-name="ce11" table:formula="of:=[.AF19]/[.$CA19]" office:value-type="float" office:value="3.13000631432566" calcext:value-type="float">
            <text:p>3.130006314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.303882" calcext:value-type="float">
            <text:p>2.303882</text:p>
          </table:table-cell>
          <table:table-cell table:style-name="ce12" table:formula="of:=[.AK19]/[.$CA19]" office:value-type="float" office:value="1.8868302494691" calcext:value-type="float">
            <text:p>1.886830249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.221033" calcext:value-type="float">
            <text:p>1.221033</text:p>
          </table:table-cell>
          <table:table-cell table:style-name="ce13" table:formula="of:=[.AP19]/[.$CA19]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.45412" calcext:value-type="float">
            <text:p>4.45412</text:p>
          </table:table-cell>
          <table:table-cell table:style-name="ce14" table:formula="of:=[.AU19]/[.$CA19]" office:value-type="float" office:value="3.64782933794582" calcext:value-type="float">
            <text:p>3.647829337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.666386" calcext:value-type="float">
            <text:p>3.666386</text:p>
          </table:table-cell>
          <table:table-cell table:style-name="ce15" table:formula="of:=[.AZ19]/[.$CA19]" office:value-type="float" office:value="3.00269198293576" calcext:value-type="float">
            <text:p>3.002691982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1.439311" calcext:value-type="float">
            <text:p>51.439311</text:p>
          </table:table-cell>
          <table:table-cell table:style-name="ce16" table:formula="of:=[.BE19]/[.$CA19]" office:value-type="float" office:value="42.1276992513716" calcext:value-type="float">
            <text:p>42.1276992514</text:p>
          </table:table-cell>
          <table:table-cell table:style-name="ce3" table:number-columns-repeated="3"/>
          <table:table-cell table:style-name="ce3" office:value-type="float" office:value="3.461326" calcext:value-type="float">
            <text:p>3.461326</text:p>
          </table:table-cell>
          <table:table-cell table:style-name="ce17" table:formula="of:=[.BJ19]/[.$CA19]" office:value-type="float" office:value="2.83475221390413" calcext:value-type="float">
            <text:p>2.834752213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.087084" calcext:value-type="float">
            <text:p>3.087084</text:p>
          </table:table-cell>
          <table:table-cell table:style-name="ce18" table:formula="of:=[.BO19]/[.$CA19]" office:value-type="float" office:value="2.52825599308127" calcext:value-type="float">
            <text:p>2.528255993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1.686636" calcext:value-type="float">
            <text:p>51.686636</text:p>
          </table:table-cell>
          <table:table-cell table:style-name="ce19" table:formula="of:=[.BT19]/[.$CA19]" office:value-type="float" office:value="42.3302531545011" calcext:value-type="float">
            <text:p>42.3302531545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formula="of:=MIN([.B19];[.G19];[.L19];[.Q19];[.V19];[.AA19];[.AF19];[.AK19];[.AP19];[.AU19];[.AZ19];[.BE19];[.BJ19];[.BO19];[.BT19])" office:value-type="float" office:value="1.221033" calcext:value-type="float">
            <text:p>1.221033</text:p>
          </table:table-cell>
          <table:table-cell table:style-name="ce1" office:value-type="string" calcext:value-type="string">
            <text:p>membe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ultfirst</text:p>
          </table:table-cell>
          <table:table-cell office:value-type="float" office:value="0.839367" calcext:value-type="float">
            <text:p>0.839367</text:p>
          </table:table-cell>
          <table:table-cell table:style-name="ce5" table:formula="of:=[.B20]/[.$CA20]" office:value-type="float" office:value="5.69467756708165" calcext:value-type="float">
            <text:p>5.694677567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162086" calcext:value-type="float">
            <text:p>0.162086</text:p>
          </table:table-cell>
          <table:table-cell table:style-name="ce6" table:formula="of:=[.G20]/[.$CA20]" office:value-type="float" office:value="1.09967095220326" calcext:value-type="float">
            <text:p>1.09967095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.026967" calcext:value-type="float">
            <text:p>5.026967</text:p>
          </table:table-cell>
          <table:table-cell table:style-name="ce7" table:formula="of:=[.L20]/[.$CA20]" office:value-type="float" office:value="34.1054106312969" calcext:value-type="float">
            <text:p>34.10541063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328808" calcext:value-type="float">
            <text:p>0.328808</text:p>
          </table:table-cell>
          <table:table-cell table:style-name="ce8" table:formula="of:=[.Q20]/[.$CA20]" office:value-type="float" office:value="2.23079480308016" calcext:value-type="float">
            <text:p>2.230794803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147395" calcext:value-type="float">
            <text:p>0.147395</text:p>
          </table:table-cell>
          <table:table-cell table:style-name="ce9" table:formula="of:=[.V20]/[.$CA20]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802869" calcext:value-type="float">
            <text:p>0.802869</text:p>
          </table:table-cell>
          <table:table-cell table:style-name="ce10" table:formula="of:=[.AA20]/[.$CA20]" office:value-type="float" office:value="5.44705722717867" calcext:value-type="float">
            <text:p>5.447057227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225541" calcext:value-type="float">
            <text:p>0.225541</text:p>
          </table:table-cell>
          <table:table-cell table:style-name="ce11" table:formula="of:=[.AF20]/[.$CA20]" office:value-type="float" office:value="1.53018080667594" calcext:value-type="float">
            <text:p>1.530180806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166823" calcext:value-type="float">
            <text:p>0.166823</text:p>
          </table:table-cell>
          <table:table-cell table:style-name="ce12" table:formula="of:=[.AK20]/[.$CA20]" office:value-type="float" office:value="1.13180908443299" calcext:value-type="float">
            <text:p>1.131809084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343008" calcext:value-type="float">
            <text:p>0.343008</text:p>
          </table:table-cell>
          <table:table-cell table:style-name="ce13" table:formula="of:=[.AP20]/[.$CA20]" office:value-type="float" office:value="2.32713457037213" calcext:value-type="float">
            <text:p>2.327134570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315716" calcext:value-type="float">
            <text:p>0.315716</text:p>
          </table:table-cell>
          <table:table-cell table:style-name="ce14" table:formula="of:=[.AU20]/[.$CA20]" office:value-type="float" office:value="2.14197225143322" calcext:value-type="float">
            <text:p>2.141972251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21742" calcext:value-type="float">
            <text:p>0.21742</text:p>
          </table:table-cell>
          <table:table-cell table:style-name="ce15" table:formula="of:=[.AZ20]/[.$CA20]" office:value-type="float" office:value="1.47508395807185" calcext:value-type="float">
            <text:p>1.475083958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.273248" calcext:value-type="float">
            <text:p>1.273248</text:p>
          </table:table-cell>
          <table:table-cell table:style-name="ce16" table:formula="of:=[.BE20]/[.$CA20]" office:value-type="float" office:value="8.63833915668781" calcext:value-type="float">
            <text:p>8.638339156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289493" calcext:value-type="float">
            <text:p>0.289493</text:p>
          </table:table-cell>
          <table:table-cell table:style-name="ce17" table:formula="of:=[.BJ20]/[.$CA20]" office:value-type="float" office:value="1.96406255300383" calcext:value-type="float">
            <text:p>1.96406255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230303" calcext:value-type="float">
            <text:p>0.230303</text:p>
          </table:table-cell>
          <table:table-cell table:style-name="ce18" table:formula="of:=[.BO20]/[.$CA20]" office:value-type="float" office:value="1.56248855117202" calcext:value-type="float">
            <text:p>1.56248855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322672" calcext:value-type="float">
            <text:p>0.322672</text:p>
          </table:table-cell>
          <table:table-cell table:style-name="ce19" table:formula="of:=[.BT20]/[.$CA20]" office:value-type="float" office:value="2.18916516842498" calcext:value-type="float">
            <text:p>2.189165168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20];[.G20];[.L20];[.Q20];[.V20];[.AA20];[.AF20];[.AK20];[.AP20];[.AU20];[.AZ20];[.BE20];[.BJ20];[.BO20];[.BT20])" office:value-type="float" office:value="0.147395" calcext:value-type="float">
            <text:p>0.147395</text:p>
          </table:table-cell>
          <table:table-cell table:style-name="ce1" office:value-type="string" calcext:value-type="string">
            <text:p>multfir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ltlast</text:p>
          </table:table-cell>
          <table:table-cell office:value-type="float" office:value="9.721283" calcext:value-type="float">
            <text:p>9.721283</text:p>
          </table:table-cell>
          <table:table-cell table:style-name="ce5" table:formula="of:=[.B21]/[.$CA21]" office:value-type="float" office:value="13.8296207883551" calcext:value-type="float">
            <text:p>13.829620788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.118883" calcext:value-type="float">
            <text:p>1.118883</text:p>
          </table:table-cell>
          <table:table-cell table:style-name="ce6" table:formula="of:=[.G21]/[.$CA21]" office:value-type="float" office:value="1.59173718083684" calcext:value-type="float">
            <text:p>1.591737180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9.954683" calcext:value-type="float">
            <text:p>39.954683</text:p>
          </table:table-cell>
          <table:table-cell table:style-name="ce7" table:formula="of:=[.L21]/[.$CA21]" office:value-type="float" office:value="56.8400400038695" calcext:value-type="float">
            <text:p>56.840040003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.295139" calcext:value-type="float">
            <text:p>3.295139</text:p>
          </table:table-cell>
          <table:table-cell table:style-name="ce8" table:formula="of:=[.Q21]/[.$CA21]" office:value-type="float" office:value="4.68770663449665" calcext:value-type="float">
            <text:p>4.687706634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.869795" calcext:value-type="float">
            <text:p>0.869795</text:p>
          </table:table-cell>
          <table:table-cell table:style-name="ce9" table:formula="of:=[.V21]/[.$CA21]" office:value-type="float" office:value="1.23738142523032" calcext:value-type="float">
            <text:p>1.237381425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.55407" calcext:value-type="float">
            <text:p>21.55407</text:p>
          </table:table-cell>
          <table:table-cell table:style-name="ce10" table:formula="of:=[.AA21]/[.$CA21]" office:value-type="float" office:value="30.6630940119386" calcext:value-type="float">
            <text:p>30.663094011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.368978" calcext:value-type="float">
            <text:p>1.368978</text:p>
          </table:table-cell>
          <table:table-cell table:style-name="ce11" table:formula="of:=[.AF21]/[.$CA21]" office:value-type="float" office:value="1.94752550744596" calcext:value-type="float">
            <text:p>1.947525507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.702932" calcext:value-type="float">
            <text:p>0.702932</text:p>
          </table:table-cell>
          <table:table-cell table:style-name="ce12" table:formula="of:=[.AK21]/[.$CA21]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.574752" calcext:value-type="float">
            <text:p>4.574752</text:p>
          </table:table-cell>
          <table:table-cell table:style-name="ce13" table:formula="of:=[.AP21]/[.$CA21]" office:value-type="float" office:value="6.50810035679127" calcext:value-type="float">
            <text:p>6.508100356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.01591" calcext:value-type="float">
            <text:p>2.01591</text:p>
          </table:table-cell>
          <table:table-cell table:style-name="ce14" table:formula="of:=[.AU21]/[.$CA21]" office:value-type="float" office:value="2.86785919548406" calcext:value-type="float">
            <text:p>2.867859195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.088024" calcext:value-type="float">
            <text:p>1.088024</text:p>
          </table:table-cell>
          <table:table-cell table:style-name="ce15" table:formula="of:=[.AZ21]/[.$CA21]" office:value-type="float" office:value="1.54783677510769" calcext:value-type="float">
            <text:p>1.547836775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7.627156" calcext:value-type="float">
            <text:p>57.627156</text:p>
          </table:table-cell>
          <table:table-cell table:style-name="ce16" table:formula="of:=[.BE21]/[.$CA21]" office:value-type="float" office:value="81.9811247745159" calcext:value-type="float">
            <text:p>81.9811247745</text:p>
          </table:table-cell>
          <table:table-cell table:style-name="ce3" table:number-columns-repeated="3"/>
          <table:table-cell table:style-name="ce3" office:value-type="float" office:value="1.774189" calcext:value-type="float">
            <text:p>1.774189</text:p>
          </table:table-cell>
          <table:table-cell table:style-name="ce17" table:formula="of:=[.BJ21]/[.$CA21]" office:value-type="float" office:value="2.52398382773867" calcext:value-type="float">
            <text:p>2.523983827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.89619" calcext:value-type="float">
            <text:p>0.89619</text:p>
          </table:table-cell>
          <table:table-cell table:style-name="ce18" table:formula="of:=[.BO21]/[.$CA21]" office:value-type="float" office:value="1.27493128780593" calcext:value-type="float">
            <text:p>1.274931287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0.046045" calcext:value-type="float">
            <text:p>50.046045</text:p>
          </table:table-cell>
          <table:table-cell table:style-name="ce19" table:formula="of:=[.BT21]/[.$CA21]" office:value-type="float" office:value="71.1961398826629" calcext:value-type="float">
            <text:p>71.1961398827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21];[.G21];[.L21];[.Q21];[.V21];[.AA21];[.AF21];[.AK21];[.AP21];[.AU21];[.AZ21];[.BE21];[.BJ21];[.BO21];[.BT21])" office:value-type="float" office:value="0.702932" calcext:value-type="float">
            <text:p>0.702932</text:p>
          </table:table-cell>
          <table:table-cell table:style-name="ce1" office:value-type="string" calcext:value-type="string">
            <text:p>multla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th</text:p>
          </table:table-cell>
          <table:table-cell office:value-type="float" office:value="94.523131" calcext:value-type="float">
            <text:p>94.523131</text:p>
          </table:table-cell>
          <table:table-cell table:style-name="ce5" table:formula="of:=[.B22]/[.$CA22]" office:value-type="float" office:value="229.498603921645" calcext:value-type="float">
            <text:p>229.49860392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.707618" calcext:value-type="float">
            <text:p>0.707618</text:p>
          </table:table-cell>
          <table:table-cell table:style-name="ce6" table:formula="of:=[.G22]/[.$CA22]" office:value-type="float" office:value="1.71806986704478" calcext:value-type="float">
            <text:p>1.71806986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.888288" calcext:value-type="float">
            <text:p>12.888288</text:p>
          </table:table-cell>
          <table:table-cell table:style-name="ce7" table:formula="of:=[.L22]/[.$CA22]" office:value-type="float" office:value="31.2922781085202" calcext:value-type="float">
            <text:p>31.2922781085</text:p>
          </table:table-cell>
          <table:table-cell table:style-name="ce3" table:number-columns-repeated="3"/>
          <table:table-cell table:style-name="ce3" office:value-type="float" office:value="0.995412" calcext:value-type="float">
            <text:p>0.995412</text:p>
          </table:table-cell>
          <table:table-cell table:style-name="ce8" table:formula="of:=[.Q22]/[.$CA22]" office:value-type="float" office:value="2.41682286557829" calcext:value-type="float">
            <text:p>2.416822865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.46061" calcext:value-type="float">
            <text:p>0.46061</text:p>
          </table:table-cell>
          <table:table-cell table:style-name="ce9" table:formula="of:=[.V22]/[.$CA22]" office:value-type="float" office:value="1.11834374119864" calcext:value-type="float">
            <text:p>1.11834374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.562236" calcext:value-type="float">
            <text:p>15.562236</text:p>
          </table:table-cell>
          <table:table-cell table:style-name="ce10" table:formula="of:=[.AA22]/[.$CA22]" office:value-type="float" office:value="37.7845231967524" calcext:value-type="float">
            <text:p>37.7845231968</text:p>
          </table:table-cell>
          <table:table-cell table:style-name="ce3" table:number-columns-repeated="3"/>
          <table:table-cell table:style-name="ce3" office:value-type="float" office:value="0.659748" calcext:value-type="float">
            <text:p>0.659748</text:p>
          </table:table-cell>
          <table:table-cell table:style-name="ce11" table:formula="of:=[.AF22]/[.$CA22]" office:value-type="float" office:value="1.60184330902134" calcext:value-type="float">
            <text:p>1.60184330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.457098" calcext:value-type="float">
            <text:p>0.457098</text:p>
          </table:table-cell>
          <table:table-cell table:style-name="ce12" table:formula="of:=[.AK22]/[.$CA22]" office:value-type="float" office:value="1.1098167374013" calcext:value-type="float">
            <text:p>1.109816737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.29703" calcext:value-type="float">
            <text:p>16.29703</text:p>
          </table:table-cell>
          <table:table-cell table:style-name="ce13" table:formula="of:=[.AP22]/[.$CA22]" office:value-type="float" office:value="39.5685753688075" calcext:value-type="float">
            <text:p>39.5685753688</text:p>
          </table:table-cell>
          <table:table-cell table:style-name="ce3" table:number-columns-repeated="3"/>
          <table:table-cell table:style-name="ce3" office:value-type="float" office:value="0.709385" calcext:value-type="float">
            <text:p>0.709385</text:p>
          </table:table-cell>
          <table:table-cell table:style-name="ce14" table:formula="of:=[.AU22]/[.$CA22]" office:value-type="float" office:value="1.72236007652937" calcext:value-type="float">
            <text:p>1.722360076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.460471" calcext:value-type="float">
            <text:p>0.460471</text:p>
          </table:table-cell>
          <table:table-cell table:style-name="ce15" table:formula="of:=[.AZ22]/[.$CA22]" office:value-type="float" office:value="1.11800625443103" calcext:value-type="float">
            <text:p>1.118006254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.127725" calcext:value-type="float">
            <text:p>16.127725</text:p>
          </table:table-cell>
          <table:table-cell table:style-name="ce16" table:formula="of:=[.BE22]/[.$CA22]" office:value-type="float" office:value="39.1575092019773" calcext:value-type="float">
            <text:p>39.157509202</text:p>
          </table:table-cell>
          <table:table-cell table:style-name="ce3" table:number-columns-repeated="3"/>
          <table:table-cell table:style-name="ce3" office:value-type="float" office:value="0.51495" calcext:value-type="float">
            <text:p>0.51495</text:p>
          </table:table-cell>
          <table:table-cell table:style-name="ce17" table:formula="of:=[.BJ22]/[.$CA22]" office:value-type="float" office:value="1.25027921567104" calcext:value-type="float">
            <text:p>1.250279215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.411868" calcext:value-type="float">
            <text:p>0.411868</text:p>
          </table:table-cell>
          <table:table-cell table:style-name="ce18" table:formula="of:=[.BO22]/[.$CA22]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.219216" calcext:value-type="float">
            <text:p>16.219216</text:p>
          </table:table-cell>
          <table:table-cell table:style-name="ce19" table:formula="of:=[.BT22]/[.$CA22]" office:value-type="float" office:value="39.3796459059699" calcext:value-type="float">
            <text:p>39.379645906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formula="of:=MIN([.B22];[.G22];[.L22];[.Q22];[.V22];[.AA22];[.AF22];[.AK22];[.AP22];[.AU22];[.AZ22];[.BE22];[.BJ22];[.BO22];[.BT22])" office:value-type="float" office:value="0.411868" calcext:value-type="float">
            <text:p>0.411868</text:p>
          </table:table-cell>
          <table:table-cell table:style-name="ce1" office:value-type="string" calcext:value-type="string">
            <text:p>nt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plicate</text:p>
          </table:table-cell>
          <table:table-cell office:value-type="float" office:value="0.20369" calcext:value-type="float">
            <text:p>0.20369</text:p>
          </table:table-cell>
          <table:table-cell table:style-name="ce5" table:formula="of:=[.B23]/[.$CA23]" office:value-type="float" office:value="5.71665123066992" calcext:value-type="float">
            <text:p>5.716651230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62077" calcext:value-type="float">
            <text:p>0.062077</text:p>
          </table:table-cell>
          <table:table-cell table:style-name="ce6" table:formula="of:=[.G23]/[.$CA23]" office:value-type="float" office:value="1.74221885436839" calcext:value-type="float">
            <text:p>1.742218854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.488398" calcext:value-type="float">
            <text:p>3.488398</text:p>
          </table:table-cell>
          <table:table-cell table:style-name="ce7" table:formula="of:=[.L23]/[.$CA23]" office:value-type="float" office:value="97.9034548567259" calcext:value-type="float">
            <text:p>97.903454856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47194" calcext:value-type="float">
            <text:p>0.047194</text:p>
          </table:table-cell>
          <table:table-cell table:style-name="ce8" table:formula="of:=[.Q23]/[.$CA23]" office:value-type="float" office:value="1.32452078246471" calcext:value-type="float">
            <text:p>1.324520782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48736" calcext:value-type="float">
            <text:p>0.048736</text:p>
          </table:table-cell>
          <table:table-cell table:style-name="ce9" table:formula="of:=[.V23]/[.$CA23]" office:value-type="float" office:value="1.3677977042463" calcext:value-type="float">
            <text:p>1.367797704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.860193" calcext:value-type="float">
            <text:p>1.860193</text:p>
          </table:table-cell>
          <table:table-cell table:style-name="ce10" table:formula="of:=[.AA23]/[.$CA23]" office:value-type="float" office:value="52.20715107631" calcext:value-type="float">
            <text:p>52.207151076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3966" calcext:value-type="float">
            <text:p>0.03966</text:p>
          </table:table-cell>
          <table:table-cell table:style-name="ce11" table:formula="of:=[.AF23]/[.$CA23]" office:value-type="float" office:value="1.11307569251495" calcext:value-type="float">
            <text:p>1.113075692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35631" calcext:value-type="float">
            <text:p>0.035631</text:p>
          </table:table-cell>
          <table:table-cell table:style-name="ce12" table:formula="of:=[.AK23]/[.$CA23]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237007" calcext:value-type="float">
            <text:p>0.237007</text:p>
          </table:table-cell>
          <table:table-cell table:style-name="ce13" table:formula="of:=[.AP23]/[.$CA23]" office:value-type="float" office:value="6.65170778254891" calcext:value-type="float">
            <text:p>6.651707782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74687" calcext:value-type="float">
            <text:p>0.074687</text:p>
          </table:table-cell>
          <table:table-cell table:style-name="ce14" table:formula="of:=[.AU23]/[.$CA23]" office:value-type="float" office:value="2.09612416154472" calcext:value-type="float">
            <text:p>2.09612416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94596" calcext:value-type="float">
            <text:p>0.094596</text:p>
          </table:table-cell>
          <table:table-cell table:style-name="ce15" table:formula="of:=[.AZ23]/[.$CA23]" office:value-type="float" office:value="2.65487917824366" calcext:value-type="float">
            <text:p>2.654879178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.070959" calcext:value-type="float">
            <text:p>1.070959</text:p>
          </table:table-cell>
          <table:table-cell table:style-name="ce16" table:formula="of:=[.BE23]/[.$CA23]" office:value-type="float" office:value="30.0569447952626" calcext:value-type="float">
            <text:p>30.056944795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58551" calcext:value-type="float">
            <text:p>0.058551</text:p>
          </table:table-cell>
          <table:table-cell table:style-name="ce17" table:formula="of:=[.BJ23]/[.$CA23]" office:value-type="float" office:value="1.64326008251242" calcext:value-type="float">
            <text:p>1.643260082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067356" calcext:value-type="float">
            <text:p>0.067356</text:p>
          </table:table-cell>
          <table:table-cell table:style-name="ce18" table:formula="of:=[.BO23]/[.$CA23]" office:value-type="float" office:value="1.89037635766608" calcext:value-type="float">
            <text:p>1.890376357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.095817" calcext:value-type="float">
            <text:p>1.095817</text:p>
          </table:table-cell>
          <table:table-cell table:style-name="ce19" table:formula="of:=[.BT23]/[.$CA23]" office:value-type="float" office:value="30.7545957172125" calcext:value-type="float">
            <text:p>30.754595717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/>
          <table:table-cell table:formula="of:=MIN([.B23];[.G23];[.L23];[.Q23];[.V23];[.AA23];[.AF23];[.AK23];[.AP23];[.AU23];[.AZ23];[.BE23];[.BJ23];[.BO23];[.BT23])" office:value-type="float" office:value="0.035631" calcext:value-type="float">
            <text:p>0.035631</text:p>
          </table:table-cell>
          <table:table-cell table:style-name="ce1" office:value-type="string" calcext:value-type="string">
            <text:p>replica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15.773842" calcext:value-type="float">
            <text:p>15.773842</text:p>
          </table:table-cell>
          <table:table-cell table:style-name="ce5" table:formula="of:=[.B24]/[.$CA24]" office:value-type="float" office:value="62.037016498535" calcext:value-type="float">
            <text:p>62.037016498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349408" calcext:value-type="float">
            <text:p>0.349408</text:p>
          </table:table-cell>
          <table:table-cell table:style-name="ce6" table:formula="of:=[.G24]/[.$CA24]" office:value-type="float" office:value="1.37418834680353" calcext:value-type="float">
            <text:p>1.374188346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.784794" calcext:value-type="float">
            <text:p>9.784794</text:p>
          </table:table-cell>
          <table:table-cell table:style-name="ce7" table:formula="of:=[.L24]/[.$CA24]" office:value-type="float" office:value="38.4826617898649" calcext:value-type="float">
            <text:p>38.482661789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513571" calcext:value-type="float">
            <text:p>0.513571</text:p>
          </table:table-cell>
          <table:table-cell table:style-name="ce8" table:formula="of:=[.Q24]/[.$CA24]" office:value-type="float" office:value="2.01982577232415" calcext:value-type="float">
            <text:p>2.019825772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254265" calcext:value-type="float">
            <text:p>0.254265</text:p>
          </table:table-cell>
          <table:table-cell table:style-name="ce9" table:formula="of:=[.V24]/[.$CA24]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.779021" calcext:value-type="float">
            <text:p>11.779021</text:p>
          </table:table-cell>
          <table:table-cell table:style-name="ce10" table:formula="of:=[.AA24]/[.$CA24]" office:value-type="float" office:value="46.325766424793" calcext:value-type="float">
            <text:p>46.325766424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.254063" calcext:value-type="float">
            <text:p>1.254063</text:p>
          </table:table-cell>
          <table:table-cell table:style-name="ce11" table:formula="of:=[.AF24]/[.$CA24]" office:value-type="float" office:value="4.9321101999882" calcext:value-type="float">
            <text:p>4.932110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740099" calcext:value-type="float">
            <text:p>0.740099</text:p>
          </table:table-cell>
          <table:table-cell table:style-name="ce12" table:formula="of:=[.AK24]/[.$CA24]" office:value-type="float" office:value="2.91073879613789" calcext:value-type="float">
            <text:p>2.910738796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3.053304" calcext:value-type="float">
            <text:p>33.053304</text:p>
          </table:table-cell>
          <table:table-cell table:style-name="ce13" table:formula="of:=[.AP24]/[.$CA24]" office:value-type="float" office:value="129.995492891275" calcext:value-type="float">
            <text:p>129.99549289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.442474" calcext:value-type="float">
            <text:p>6.442474</text:p>
          </table:table-cell>
          <table:table-cell table:style-name="ce14" table:formula="of:=[.AU24]/[.$CA24]" office:value-type="float" office:value="25.3376359310169" calcext:value-type="float">
            <text:p>25.33763593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.943672" calcext:value-type="float">
            <text:p>2.943672</text:p>
          </table:table-cell>
          <table:table-cell table:style-name="ce15" table:formula="of:=[.AZ24]/[.$CA24]" office:value-type="float" office:value="11.5771812872397" calcext:value-type="float">
            <text:p>11.577181287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8.628601" calcext:value-type="float">
            <text:p>48.628601</text:p>
          </table:table-cell>
          <table:table-cell table:style-name="ce16" table:formula="of:=[.BE24]/[.$CA24]" office:value-type="float" office:value="191.251650836726" calcext:value-type="float">
            <text:p>191.251650836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.081202" calcext:value-type="float">
            <text:p>3.081202</text:p>
          </table:table-cell>
          <table:table-cell table:style-name="ce17" table:formula="of:=[.BJ24]/[.$CA24]" office:value-type="float" office:value="12.118073663304" calcext:value-type="float">
            <text:p>12.118073663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.567952" calcext:value-type="float">
            <text:p>1.567952</text:p>
          </table:table-cell>
          <table:table-cell table:style-name="ce18" table:formula="of:=[.BO24]/[.$CA24]" office:value-type="float" office:value="6.16660570664464" calcext:value-type="float">
            <text:p>6.166605706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1.265185" calcext:value-type="float">
            <text:p>41.265185</text:p>
          </table:table-cell>
          <table:table-cell table:style-name="ce19" table:formula="of:=[.BT24]/[.$CA24]" office:value-type="float" office:value="162.292037834543" calcext:value-type="float">
            <text:p>162.292037834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/>
          <table:table-cell table:formula="of:=MIN([.B24];[.G24];[.L24];[.Q24];[.V24];[.AA24];[.AF24];[.AK24];[.AP24];[.AU24];[.AZ24];[.BE24];[.BJ24];[.BO24];[.BT24])" office:value-type="float" office:value="0.254265" calcext:value-type="float">
            <text:p>0.254265</text:p>
          </table:table-cell>
          <table:table-cell table:style-name="ce1" office:value-type="string" calcext:value-type="string">
            <text:p>revers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utter</text:p>
          </table:table-cell>
          <table:table-cell office:value-type="float" office:value="192.193623" calcext:value-type="float">
            <text:p>192.193623</text:p>
          </table:table-cell>
          <table:table-cell table:style-name="ce5" table:formula="of:=[.B25]/[.$CA25]" office:value-type="float" office:value="79.5917837185091" calcext:value-type="float">
            <text:p>79.591783718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.597611" calcext:value-type="float">
            <text:p>6.597611</text:p>
          </table:table-cell>
          <table:table-cell table:style-name="ce6" table:formula="of:=[.G25]/[.$CA25]" office:value-type="float" office:value="2.73222191024962" calcext:value-type="float">
            <text:p>2.732221910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6.808739" calcext:value-type="float">
            <text:p>76.808739</text:p>
          </table:table-cell>
          <table:table-cell table:style-name="ce7" table:formula="of:=[.L25]/[.$CA25]" office:value-type="float" office:value="31.8082590189759" calcext:value-type="float">
            <text:p>31.808259019</text:p>
          </table:table-cell>
          <table:table-cell table:style-name="ce3" table:number-columns-repeated="3"/>
          <table:table-cell table:style-name="ce3" office:value-type="float" office:value="14.318613" calcext:value-type="float">
            <text:p>14.318613</text:p>
          </table:table-cell>
          <table:table-cell table:style-name="ce8" table:formula="of:=[.Q25]/[.$CA25]" office:value-type="float" office:value="5.92966577795889" calcext:value-type="float">
            <text:p>5.92966577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.396909" calcext:value-type="float">
            <text:p>4.396909</text:p>
          </table:table-cell>
          <table:table-cell table:style-name="ce9" table:formula="of:=[.V25]/[.$CA25]" office:value-type="float" office:value="1.82086077932963" calcext:value-type="float">
            <text:p>1.820860779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0.441523" calcext:value-type="float">
            <text:p>90.441523</text:p>
          </table:table-cell>
          <table:table-cell table:style-name="ce10" table:formula="of:=[.AA25]/[.$CA25]" office:value-type="float" office:value="37.4539072911309" calcext:value-type="float">
            <text:p>37.4539072911</text:p>
          </table:table-cell>
          <table:table-cell table:style-name="ce3" table:number-columns-repeated="3"/>
          <table:table-cell table:style-name="ce3" office:value-type="float" office:value="4.352798" calcext:value-type="float">
            <text:p>4.352798</text:p>
          </table:table-cell>
          <table:table-cell table:style-name="ce11" table:formula="of:=[.AF25]/[.$CA25]" office:value-type="float" office:value="1.80259340335324" calcext:value-type="float">
            <text:p>1.802593403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.491215" calcext:value-type="float">
            <text:p>2.491215</text:p>
          </table:table-cell>
          <table:table-cell table:style-name="ce12" table:formula="of:=[.AK25]/[.$CA25]" office:value-type="float" office:value="1.03166922180506" calcext:value-type="float">
            <text:p>1.03166922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5.81899" calcext:value-type="float">
            <text:p>95.81899</text:p>
          </table:table-cell>
          <table:table-cell table:style-name="ce13" table:formula="of:=[.AP25]/[.$CA25]" office:value-type="float" office:value="39.6808396093661" calcext:value-type="float">
            <text:p>39.6808396094</text:p>
          </table:table-cell>
          <table:table-cell table:style-name="ce3" table:number-columns-repeated="3"/>
          <table:table-cell table:style-name="ce3" office:value-type="float" office:value="6.476007" calcext:value-type="float">
            <text:p>6.476007</text:p>
          </table:table-cell>
          <table:table-cell table:style-name="ce14" table:formula="of:=[.AU25]/[.$CA25]" office:value-type="float" office:value="2.68186290709318" calcext:value-type="float">
            <text:p>2.681862907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.149249" calcext:value-type="float">
            <text:p>5.149249</text:p>
          </table:table-cell>
          <table:table-cell table:style-name="ce15" table:formula="of:=[.AZ25]/[.$CA25]" office:value-type="float" office:value="2.13242201444295" calcext:value-type="float">
            <text:p>2.132422014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4.875343" calcext:value-type="float">
            <text:p>94.875343</text:p>
          </table:table-cell>
          <table:table-cell table:style-name="ce16" table:formula="of:=[.BE25]/[.$CA25]" office:value-type="float" office:value="39.290053761437" calcext:value-type="float">
            <text:p>39.2900537614</text:p>
          </table:table-cell>
          <table:table-cell table:style-name="ce3" table:number-columns-repeated="3"/>
          <table:table-cell table:style-name="ce3" office:value-type="float" office:value="4.264716" calcext:value-type="float">
            <text:p>4.264716</text:p>
          </table:table-cell>
          <table:table-cell table:style-name="ce17" table:formula="of:=[.BJ25]/[.$CA25]" office:value-type="float" office:value="1.76611662860877" calcext:value-type="float">
            <text:p>1.766116628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.414742" calcext:value-type="float">
            <text:p>2.414742</text:p>
          </table:table-cell>
          <table:table-cell table:style-name="ce18" table:formula="of:=[.BO25]/[.$CA25]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5.397397" calcext:value-type="float">
            <text:p>95.397397</text:p>
          </table:table-cell>
          <table:table-cell table:style-name="ce19" table:formula="of:=[.BT25]/[.$CA25]" office:value-type="float" office:value="39.5062482865664" calcext:value-type="float">
            <text:p>39.5062482866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formula="of:=MIN([.B25];[.G25];[.L25];[.Q25];[.V25];[.AA25];[.AF25];[.AK25];[.AP25];[.AU25];[.AZ25];[.BE25];[.BJ25];[.BO25];[.BT25])" office:value-type="float" office:value="2.414742" calcext:value-type="float">
            <text:p>2.414742</text:p>
          </table:table-cell>
          <table:table-cell table:style-name="ce1" office:value-type="string" calcext:value-type="string">
            <text:p>stutt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0.050022" calcext:value-type="float">
            <text:p>0.050022</text:p>
          </table:table-cell>
          <table:table-cell table:style-name="ce5" table:formula="of:=[.B26]/[.$CA26]" office:value-type="float" office:value="2.08052239737138" calcext:value-type="float">
            <text:p>2.080522397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024654" calcext:value-type="float">
            <text:p>0.024654</text:p>
          </table:table-cell>
          <table:table-cell table:style-name="ce6" table:formula="of:=[.G26]/[.$CA26]" office:value-type="float" office:value="1.02541280206297" calcext:value-type="float">
            <text:p>1.02541280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689478" calcext:value-type="float">
            <text:p>0.689478</text:p>
          </table:table-cell>
          <table:table-cell table:style-name="ce7" table:formula="of:=[.L26]/[.$CA26]" office:value-type="float" office:value="28.6768706068294" calcext:value-type="float">
            <text:p>28.676870606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032457" calcext:value-type="float">
            <text:p>0.032457</text:p>
          </table:table-cell>
          <table:table-cell table:style-name="ce8" table:formula="of:=[.Q26]/[.$CA26]" office:value-type="float" office:value="1.34995632824523" calcext:value-type="float">
            <text:p>1.349956328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024043" calcext:value-type="float">
            <text:p>0.024043</text:p>
          </table:table-cell>
          <table:table-cell table:style-name="ce9" table:formula="of:=[.V26]/[.$CA26]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70993" calcext:value-type="float">
            <text:p>0.70993</text:p>
          </table:table-cell>
          <table:table-cell table:style-name="ce10" table:formula="of:=[.AA26]/[.$CA26]" office:value-type="float" office:value="29.5275132055068" calcext:value-type="float">
            <text:p>29.527513205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029597" calcext:value-type="float">
            <text:p>0.029597</text:p>
          </table:table-cell>
          <table:table-cell table:style-name="ce11" table:formula="of:=[.AF26]/[.$CA26]" office:value-type="float" office:value="1.23100278667388" calcext:value-type="float">
            <text:p>1.231002786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029754" calcext:value-type="float">
            <text:p>0.029754</text:p>
          </table:table-cell>
          <table:table-cell table:style-name="ce12" table:formula="of:=[.AK26]/[.$CA26]" office:value-type="float" office:value="1.23753275381608" calcext:value-type="float">
            <text:p>1.237532753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812001" calcext:value-type="float">
            <text:p>0.812001</text:p>
          </table:table-cell>
          <table:table-cell table:style-name="ce13" table:formula="of:=[.AP26]/[.$CA26]" office:value-type="float" office:value="33.7728652830346" calcext:value-type="float">
            <text:p>33.77286528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087835" calcext:value-type="float">
            <text:p>0.087835</text:p>
          </table:table-cell>
          <table:table-cell table:style-name="ce14" table:formula="of:=[.AU26]/[.$CA26]" office:value-type="float" office:value="3.65324626710477" calcext:value-type="float">
            <text:p>3.653246267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082758" calcext:value-type="float">
            <text:p>0.082758</text:p>
          </table:table-cell>
          <table:table-cell table:style-name="ce15" table:formula="of:=[.AZ26]/[.$CA26]" office:value-type="float" office:value="3.44208293474192" calcext:value-type="float">
            <text:p>3.442082934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964171" calcext:value-type="float">
            <text:p>0.964171</text:p>
          </table:table-cell>
          <table:table-cell table:style-name="ce16" table:formula="of:=[.BE26]/[.$CA26]" office:value-type="float" office:value="40.1019423532837" calcext:value-type="float">
            <text:p>40.101942353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06931" calcext:value-type="float">
            <text:p>0.06931</text:p>
          </table:table-cell>
          <table:table-cell table:style-name="ce17" table:formula="of:=[.BJ26]/[.$CA26]" office:value-type="float" office:value="2.88275173647215" calcext:value-type="float">
            <text:p>2.882751736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067294" calcext:value-type="float">
            <text:p>0.067294</text:p>
          </table:table-cell>
          <table:table-cell table:style-name="ce18" table:formula="of:=[.BO26]/[.$CA26]" office:value-type="float" office:value="2.79890196730857" calcext:value-type="float">
            <text:p>2.798901967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965977" calcext:value-type="float">
            <text:p>0.965977</text:p>
          </table:table-cell>
          <table:table-cell table:style-name="ce19" table:formula="of:=[.BT26]/[.$CA26]" office:value-type="float" office:value="40.1770577714927" calcext:value-type="float">
            <text:p>40.17705777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table:formula="of:=MIN([.B26];[.G26];[.L26];[.Q26];[.V26];[.AA26];[.AF26];[.AK26];[.AP26];[.AU26];[.AZ26];[.BE26];[.BJ26];[.BO26];[.BT26])" office:value-type="float" office:value="0.024043" calcext:value-type="float">
            <text:p>0.024043</text:p>
          </table:table-cell>
          <table:table-cell table:style-name="ce1" office:value-type="string" calcext:value-type="string">
            <text:p>su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table:number-columns-repeated="13"/>
          <table:table-cell table:style-name="ce1"/>
          <table:table-cell table:number-columns-repeated="14"/>
          <table:table-cell table:style-name="ce1"/>
          <table:table-cell table:number-columns-repeated="14"/>
          <table:table-cell table:style-name="ce1"/>
          <table:table-cell table:number-columns-repeated="14"/>
          <table:table-cell table:style-name="ce1"/>
          <table:table-cell table:number-columns-repeated="20"/>
        </table:table-row>
        <table:table-row table:style-name="ro1">
          <table:table-cell office:value-type="string" calcext:value-type="string">
            <text:p>average time</text:p>
          </table:table-cell>
          <table:table-cell table:style-name="Default" table:formula="of:=AVERAGE([.B4:.B26])" office:value-type="float" office:value="14.9600399565217" calcext:value-type="float">
            <text:p>14.9600399565</text:p>
          </table:table-cell>
          <table:table-cell table:number-columns-repeated="4"/>
          <table:table-cell table:formula="of:=AVERAGE([.G4:.G26])" office:value-type="float" office:value="0.904501652173913" calcext:value-type="float">
            <text:p>0.9045016522</text:p>
          </table:table-cell>
          <table:table-cell table:number-columns-repeated="4"/>
          <table:table-cell table:formula="of:=AVERAGE([.L4:.L26])" office:value-type="float" office:value="11.9293400434783" calcext:value-type="float">
            <text:p>11.9293400435</text:p>
          </table:table-cell>
          <table:table-cell table:number-columns-repeated="3"/>
          <table:table-cell table:style-name="ce1"/>
          <table:table-cell table:formula="of:=AVERAGE([.Q4:.Q26])" office:value-type="float" office:value="1.64135056521739" calcext:value-type="float">
            <text:p>1.6413505652</text:p>
          </table:table-cell>
          <table:table-cell table:number-columns-repeated="4"/>
          <table:table-cell table:formula="of:=AVERAGE([.V4:.V26])" office:value-type="float" office:value="0.885184782608695" calcext:value-type="float">
            <text:p>0.8851847826</text:p>
          </table:table-cell>
          <table:table-cell table:number-columns-repeated="4"/>
          <table:table-cell table:formula="of:=AVERAGE([.AA4:.AA26])" office:value-type="float" office:value="12.4001753913043" calcext:value-type="float">
            <text:p>12.4001753913</text:p>
          </table:table-cell>
          <table:table-cell table:number-columns-repeated="3"/>
          <table:table-cell table:style-name="ce1"/>
          <table:table-cell table:formula="of:=AVERAGE([.AF4:.AF26])" office:value-type="float" office:value="1.12184460869565" calcext:value-type="float">
            <text:p>1.1218446087</text:p>
          </table:table-cell>
          <table:table-cell table:number-columns-repeated="4"/>
          <table:table-cell table:formula="of:=AVERAGE([.AK4:.AK26])" office:value-type="float" office:value="0.869342434782609" calcext:value-type="float">
            <text:p>0.8693424348</text:p>
          </table:table-cell>
          <table:table-cell table:number-columns-repeated="4"/>
          <table:table-cell table:formula="of:=AVERAGE([.AP4:.AP26])" office:value-type="float" office:value="16.322875" calcext:value-type="float">
            <text:p>16.322875</text:p>
          </table:table-cell>
          <table:table-cell table:number-columns-repeated="3"/>
          <table:table-cell table:style-name="ce1"/>
          <table:table-cell table:formula="of:=AVERAGE([.AU4:.AU26])" office:value-type="float" office:value="2.4109242173913" calcext:value-type="float">
            <text:p>2.4109242174</text:p>
          </table:table-cell>
          <table:table-cell table:number-columns-repeated="4"/>
          <table:table-cell table:formula="of:=AVERAGE([.AZ4:.AZ26])" office:value-type="float" office:value="1.70564973913043" calcext:value-type="float">
            <text:p>1.7056497391</text:p>
          </table:table-cell>
          <table:table-cell table:number-columns-repeated="4"/>
          <table:table-cell table:formula="of:=AVERAGE([.BE4:.BE26])" office:value-type="float" office:value="21.5096213913044" calcext:value-type="float">
            <text:p>21.5096213913</text:p>
          </table:table-cell>
          <table:table-cell table:number-columns-repeated="3"/>
          <table:table-cell table:style-name="ce1"/>
          <table:table-cell table:formula="of:=AVERAGE([.BJ4:.BJ26])" office:value-type="float" office:value="2.1480132173913" calcext:value-type="float">
            <text:p>2.1480132174</text:p>
          </table:table-cell>
          <table:table-cell table:number-columns-repeated="4"/>
          <table:table-cell table:formula="of:=AVERAGE([.BO4:.BO26])" office:value-type="float" office:value="1.4406712173913" calcext:value-type="float">
            <text:p>1.4406712174</text:p>
          </table:table-cell>
          <table:table-cell table:number-columns-repeated="4"/>
          <table:table-cell table:formula="of:=AVERAGE([.BT4:.BT26])" office:value-type="float" office:value="20.9109740434783" calcext:value-type="float">
            <text:p>20.91097404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ound</text:p>
          </table:table-cell>
          <table:table-cell table:style-name="Default"/>
          <table:table-cell office:value-type="string" calcext:value-type="string">
            <text:p>23/23</text:p>
          </table:table-cell>
          <table:table-cell table:number-columns-repeated="4"/>
          <table:table-cell office:value-type="string" calcext:value-type="string">
            <text:p>23/23</text:p>
          </table:table-cell>
          <table:table-cell table:number-columns-repeated="4"/>
          <table:table-cell office:value-type="string" calcext:value-type="string">
            <text:p>19/23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23/23</text:p>
          </table:table-cell>
          <table:table-cell table:number-columns-repeated="4"/>
          <table:table-cell office:value-type="string" calcext:value-type="string">
            <text:p>23/23</text:p>
          </table:table-cell>
          <table:table-cell table:number-columns-repeated="4"/>
          <table:table-cell office:value-type="string" calcext:value-type="string">
            <text:p>19/23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23/23</text:p>
          </table:table-cell>
          <table:table-cell table:number-columns-repeated="4"/>
          <table:table-cell office:value-type="string" calcext:value-type="string">
            <text:p>23/23</text:p>
          </table:table-cell>
          <table:table-cell table:number-columns-repeated="4"/>
          <table:table-cell office:value-type="string" calcext:value-type="string">
            <text:p>17/23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23/23</text:p>
          </table:table-cell>
          <table:table-cell table:number-columns-repeated="4"/>
          <table:table-cell office:value-type="string" calcext:value-type="string">
            <text:p>23/23</text:p>
          </table:table-cell>
          <table:table-cell table:number-columns-repeated="4"/>
          <table:table-cell office:value-type="string" calcext:value-type="string">
            <text:p>15/23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23/23</text:p>
          </table:table-cell>
          <table:table-cell table:number-columns-repeated="4"/>
          <table:table-cell office:value-type="string" calcext:value-type="string">
            <text:p>23/23</text:p>
          </table:table-cell>
          <table:table-cell table:number-columns-repeated="4"/>
          <table:table-cell office:value-type="string" calcext:value-type="string">
            <text:p>16/23</text:p>
          </table:table-cell>
          <table:table-cell table:formula="of:=COUNTA([.BV4:.BV26])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erage time (if found)</text:p>
          </table:table-cell>
          <table:table-cell table:style-name="Default" table:formula="of:=AVERAGE([.B4:.B26])" office:value-type="float" office:value="14.9600399565217" calcext:value-type="float">
            <text:p>14.9600399565</text:p>
          </table:table-cell>
          <table:table-cell table:number-columns-repeated="4"/>
          <table:table-cell table:formula="of:=AVERAGE([.G4:.G26])" office:value-type="float" office:value="0.904501652173913" calcext:value-type="float">
            <text:p>0.9045016522</text:p>
          </table:table-cell>
          <table:table-cell table:number-columns-repeated="4"/>
          <table:table-cell table:formula="of:=AVERAGE([.L4:.L8];[.L10:.L16];[.L18:.L21];[.L23:.L24];[.L26])" office:value-type="float" office:value="5.000937" calcext:value-type="float">
            <text:p>5.000937</text:p>
          </table:table-cell>
          <table:table-cell table:number-columns-repeated="3"/>
          <table:table-cell table:style-name="ce1"/>
          <table:table-cell table:formula="of:=AVERAGE([.Q4:.Q26])" office:value-type="float" office:value="1.64135056521739" calcext:value-type="float">
            <text:p>1.6413505652</text:p>
          </table:table-cell>
          <table:table-cell table:number-columns-repeated="4"/>
          <table:table-cell table:formula="of:=AVERAGE([.V4:.V26])" office:value-type="float" office:value="0.885184782608695" calcext:value-type="float">
            <text:p>0.8851847826</text:p>
          </table:table-cell>
          <table:table-cell table:number-columns-repeated="4"/>
          <table:table-cell table:formula="of:=AVERAGE([.AA4:.AA8];[.AA10:.AA16];[.AA18:.AA21];[.AA23:.AA24];[.AA26])" office:value-type="float" office:value="3.73748242105263" calcext:value-type="float">
            <text:p>3.7374824211</text:p>
          </table:table-cell>
          <table:table-cell table:number-columns-repeated="3"/>
          <table:table-cell table:style-name="ce1"/>
          <table:table-cell table:formula="of:=AVERAGE([.AF4:.AF26])" office:value-type="float" office:value="1.12184460869565" calcext:value-type="float">
            <text:p>1.1218446087</text:p>
          </table:table-cell>
          <table:table-cell table:number-columns-repeated="4"/>
          <table:table-cell table:formula="of:=AVERAGE([.AK4:.AK26])" office:value-type="float" office:value="0.869342434782609" calcext:value-type="float">
            <text:p>0.8693424348</text:p>
          </table:table-cell>
          <table:table-cell table:number-columns-repeated="4"/>
          <table:table-cell table:formula="of:=AVERAGE([.AP4:.AP6];[.AP8];[.AP10:.AP12];[.AP14:.AP16];[.AP18:.AP21];[.AP23:.AP24];[.AP26])" office:value-type="float" office:value="2.61530747058823" calcext:value-type="float">
            <text:p>2.6153074706</text:p>
          </table:table-cell>
          <table:table-cell table:number-columns-repeated="3"/>
          <table:table-cell table:style-name="ce1"/>
          <table:table-cell table:formula="of:=AVERAGE([.AU4:.AU26])" office:value-type="float" office:value="2.4109242173913" calcext:value-type="float">
            <text:p>2.4109242174</text:p>
          </table:table-cell>
          <table:table-cell table:number-columns-repeated="4"/>
          <table:table-cell table:formula="of:=AVERAGE([.AZ4:.AZ26])" office:value-type="float" office:value="1.70564973913043" calcext:value-type="float">
            <text:p>1.7056497391</text:p>
          </table:table-cell>
          <table:table-cell table:number-columns-repeated="4"/>
          <table:table-cell table:formula="of:=AVERAGE([.BE4:.BE6];[.BE8];[.BE10:.BE12];[.BE14:.BE16];[.BE18];[.BE20];[.BE23:.BE24];[.BE26])" office:value-type="float" office:value="3.88315786666667" calcext:value-type="float">
            <text:p>3.8831578667</text:p>
          </table:table-cell>
          <table:table-cell table:number-columns-repeated="3"/>
          <table:table-cell table:style-name="ce1"/>
          <table:table-cell table:formula="of:=AVERAGE([.BJ4:.BJ26])" office:value-type="float" office:value="2.1480132173913" calcext:value-type="float">
            <text:p>2.1480132174</text:p>
          </table:table-cell>
          <table:table-cell table:number-columns-repeated="4"/>
          <table:table-cell table:formula="of:=AVERAGE([.BO4:.BO26])" office:value-type="float" office:value="1.4406712173913" calcext:value-type="float">
            <text:p>1.4406712174</text:p>
          </table:table-cell>
          <table:table-cell table:number-columns-repeated="4"/>
          <table:table-cell table:formula="of:=AVERAGE([.BT4:.BT6];[.BT8];[.BT10:.BT12];[.BT14:.BT16];[.BT18];[.BT20:.BT21];[.BT23:.BT24];[.BT26])" office:value-type="float" office:value="6.3319521875" calcext:value-type="float">
            <text:p>6.3319521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dian</text:p>
          </table:table-cell>
          <table:table-cell table:style-name="Default" table:formula="of:=MEDIAN([.B4:.B26])" office:value-type="float" office:value="0.072728" calcext:value-type="float">
            <text:p>0.072728</text:p>
          </table:table-cell>
          <table:table-cell table:number-columns-repeated="4"/>
          <table:table-cell table:formula="of:=MEDIAN([.G4:.G26])" office:value-type="float" office:value="0.073084" calcext:value-type="float">
            <text:p>0.073084</text:p>
          </table:table-cell>
          <table:table-cell table:number-columns-repeated="4"/>
          <table:table-cell table:formula="of:=MEDIAN([.L4:.L26])" office:value-type="float" office:value="2.53722" calcext:value-type="float">
            <text:p>2.53722</text:p>
          </table:table-cell>
          <table:table-cell table:number-columns-repeated="3"/>
          <table:table-cell table:style-name="ce1"/>
          <table:table-cell table:formula="of:=MEDIAN([.Q4:.Q26])" office:value-type="float" office:value="0.056155" calcext:value-type="float">
            <text:p>0.056155</text:p>
          </table:table-cell>
          <table:table-cell table:number-columns-repeated="4"/>
          <table:table-cell table:formula="of:=MEDIAN([.V4:.V26])" office:value-type="float" office:value="0.06485" calcext:value-type="float">
            <text:p>0.06485</text:p>
          </table:table-cell>
          <table:table-cell table:number-columns-repeated="4"/>
          <table:table-cell table:formula="of:=MEDIAN([.AA4:.AA26])" office:value-type="float" office:value="0.802869" calcext:value-type="float">
            <text:p>0.802869</text:p>
          </table:table-cell>
          <table:table-cell table:number-columns-repeated="3"/>
          <table:table-cell table:style-name="ce1"/>
          <table:table-cell table:formula="of:=MEDIAN([.AF4:.AF26])" office:value-type="float" office:value="0.067102" calcext:value-type="float">
            <text:p>0.067102</text:p>
          </table:table-cell>
          <table:table-cell table:number-columns-repeated="4"/>
          <table:table-cell table:formula="of:=MEDIAN([.AK4:.AK26])" office:value-type="float" office:value="0.064836" calcext:value-type="float">
            <text:p>0.064836</text:p>
          </table:table-cell>
          <table:table-cell table:number-columns-repeated="4"/>
          <table:table-cell table:formula="of:=MEDIAN([.AP4:.AP26])" office:value-type="float" office:value="0.863197" calcext:value-type="float">
            <text:p>0.863197</text:p>
          </table:table-cell>
          <table:table-cell table:number-columns-repeated="3"/>
          <table:table-cell table:style-name="ce1"/>
          <table:table-cell table:formula="of:=MEDIAN([.AU4:.AU26])" office:value-type="float" office:value="0.1551" calcext:value-type="float">
            <text:p>0.1551</text:p>
          </table:table-cell>
          <table:table-cell table:number-columns-repeated="4"/>
          <table:table-cell table:formula="of:=MEDIAN([.AZ4:.AZ26])" office:value-type="float" office:value="0.160815" calcext:value-type="float">
            <text:p>0.160815</text:p>
          </table:table-cell>
          <table:table-cell table:number-columns-repeated="4"/>
          <table:table-cell table:formula="of:=MEDIAN([.BE4:.BE26])" office:value-type="float" office:value="1.070959" calcext:value-type="float">
            <text:p>1.070959</text:p>
          </table:table-cell>
          <table:table-cell table:number-columns-repeated="3"/>
          <table:table-cell table:style-name="ce1"/>
          <table:table-cell table:formula="of:=MEDIAN([.BJ4:.BJ26])" office:value-type="float" office:value="0.105907" calcext:value-type="float">
            <text:p>0.105907</text:p>
          </table:table-cell>
          <table:table-cell table:number-columns-repeated="4"/>
          <table:table-cell table:formula="of:=MEDIAN([.BO4:.BO26])" office:value-type="float" office:value="0.105522" calcext:value-type="float">
            <text:p>0.105522</text:p>
          </table:table-cell>
          <table:table-cell table:number-columns-repeated="4"/>
          <table:table-cell table:formula="of:=MEDIAN([.BT4:.BT26])" office:value-type="float" office:value="1.095817" calcext:value-type="float">
            <text:p>1.0958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nimum</text:p>
          </table:table-cell>
          <table:table-cell table:style-name="Default" table:formula="of:=MIN([.B4:.B26])" office:value-type="float" office:value="0.000458" calcext:value-type="float">
            <text:p>0.000458</text:p>
          </table:table-cell>
          <table:table-cell table:number-columns-repeated="4"/>
          <table:table-cell table:formula="of:=MIN([.G4:.G26])" office:value-type="float" office:value="0.000552" calcext:value-type="float">
            <text:p>0.000552</text:p>
          </table:table-cell>
          <table:table-cell table:number-columns-repeated="4"/>
          <table:table-cell table:formula="of:=MIN([.L4:.L26])" office:value-type="float" office:value="0.000549" calcext:value-type="float">
            <text:p>0.000549</text:p>
          </table:table-cell>
          <table:table-cell table:number-columns-repeated="3"/>
          <table:table-cell table:style-name="ce1"/>
          <table:table-cell table:formula="of:=MIN([.Q4:.Q26])" office:value-type="float" office:value="0.00046" calcext:value-type="float">
            <text:p>0.00046</text:p>
          </table:table-cell>
          <table:table-cell table:number-columns-repeated="4"/>
          <table:table-cell table:formula="of:=MIN([.V4:.V22])" office:value-type="float" office:value="0.000549" calcext:value-type="float">
            <text:p>0.000549</text:p>
          </table:table-cell>
          <table:table-cell table:number-columns-repeated="4"/>
          <table:table-cell table:formula="of:=MIN([.AA4:.AA26])" office:value-type="float" office:value="0.000552" calcext:value-type="float">
            <text:p>0.000552</text:p>
          </table:table-cell>
          <table:table-cell table:number-columns-repeated="3"/>
          <table:table-cell table:style-name="ce1"/>
          <table:table-cell table:formula="of:=MIN([.AF4:.AF26])" office:value-type="float" office:value="0.000463" calcext:value-type="float">
            <text:p>0.000463</text:p>
          </table:table-cell>
          <table:table-cell table:number-columns-repeated="4"/>
          <table:table-cell table:formula="of:=MIN([.AK4:.AK26])" office:value-type="float" office:value="0.000599" calcext:value-type="float">
            <text:p>0.000599</text:p>
          </table:table-cell>
          <table:table-cell table:number-columns-repeated="4"/>
          <table:table-cell table:formula="of:=MIN([.AP4:.AP26])" office:value-type="float" office:value="0.000556" calcext:value-type="float">
            <text:p>0.000556</text:p>
          </table:table-cell>
          <table:table-cell table:number-columns-repeated="3"/>
          <table:table-cell table:style-name="ce1"/>
          <table:table-cell table:formula="of:=MIN([.AU4:.AU26])" office:value-type="float" office:value="0.000469" calcext:value-type="float">
            <text:p>0.000469</text:p>
          </table:table-cell>
          <table:table-cell table:number-columns-repeated="4"/>
          <table:table-cell table:formula="of:=MIN([.AZ4:.AZ26])" office:value-type="float" office:value="0.000778" calcext:value-type="float">
            <text:p>0.000778</text:p>
          </table:table-cell>
          <table:table-cell table:number-columns-repeated="4"/>
          <table:table-cell table:formula="of:=MIN([.BE4:.BE26])" office:value-type="float" office:value="0.000561" calcext:value-type="float">
            <text:p>0.000561</text:p>
          </table:table-cell>
          <table:table-cell table:number-columns-repeated="3"/>
          <table:table-cell table:style-name="ce1"/>
          <table:table-cell table:formula="of:=MIN([.BJ4:.BJ26])" office:value-type="float" office:value="0.000459" calcext:value-type="float">
            <text:p>0.000459</text:p>
          </table:table-cell>
          <table:table-cell table:number-columns-repeated="4"/>
          <table:table-cell table:formula="of:=MIN([.BO4:.BO26])" office:value-type="float" office:value="0.000549" calcext:value-type="float">
            <text:p>0.000549</text:p>
          </table:table-cell>
          <table:table-cell table:number-columns-repeated="4"/>
          <table:table-cell table:formula="of:=MIN([.BT4:.BT26])" office:value-type="float" office:value="0.000552" calcext:value-type="float">
            <text:p>0.000552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13"/>
          <table:table-cell table:style-name="ce1"/>
          <table:table-cell table:number-columns-repeated="14"/>
          <table:table-cell table:style-name="ce1"/>
          <table:table-cell table:number-columns-repeated="14"/>
          <table:table-cell table:style-name="ce1"/>
          <table:table-cell table:number-columns-repeated="14"/>
          <table:table-cell table:style-name="ce1"/>
          <table:table-cell table:number-columns-repeated="20"/>
        </table:table-row>
        <table:table-row table:style-name="ro1">
          <table:table-cell/>
          <table:table-cell table:style-name="Default"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8"/>
          <table:table-cell table:style-name="ce1"/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8"/>
          <table:table-cell table:style-name="ce1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number-columns-repeated="14"/>
          <table:table-cell table:style-name="ce1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13"/>
          <table:table-cell table:style-name="ce1"/>
          <table:table-cell table:number-columns-repeated="44"/>
          <table:table-cell table:style-name="ce1"/>
          <table:table-cell table:number-columns-repeated="20"/>
        </table:table-row>
        <table:table-row table:style-name="ro1" table:number-rows-repeated="9">
          <table:table-cell table:style-name="Default" table:number-columns-repeated="2"/>
          <table:table-cell table:number-columns-repeated="79"/>
        </table:table-row>
        <table:table-row table:style-name="ro1">
          <table:table-cell table:style-name="Default" office:value-type="string" calcext:value-type="string">
            <text:p>template, no_same_component_bigger_constants</text:p>
          </table:table-cell>
          <table:table-cell table:style-name="Default" office:value-type="string" calcext:value-type="string">
            <text:p>nof_leaves</text:p>
          </table:table-cell>
          <table:table-cell table:number-columns-repeated="79"/>
        </table:table-row>
        <table:table-row table:style-name="ro1">
          <table:table-cell table:style-name="ce2" office:value-type="float" office:value="0.000561" calcext:value-type="float">
            <text:p>0.00056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AVERAGE([.A46])" office:value-type="float" office:value="0.000561" calcext:value-type="float">
            <text:p>0.000561</text:p>
          </table:table-cell>
          <table:table-cell table:number-columns-repeated="73"/>
        </table:table-row>
        <table:table-row table:style-name="ro1">
          <table:table-cell table:style-name="ce2" office:value-type="float" office:value="0.004153" calcext:value-type="float">
            <text:p>0.00415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AVERAGE([.A47:.A48])" office:value-type="float" office:value="0.005398" calcext:value-type="float">
            <text:p>0.005398</text:p>
          </table:table-cell>
          <table:table-cell table:number-columns-repeated="73"/>
        </table:table-row>
        <table:table-row table:style-name="ro1">
          <table:table-cell table:style-name="ce2" office:value-type="float" office:value="0.006643" calcext:value-type="float">
            <text:p>0.00664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AVERAGE([.A49:.A55])" office:value-type="float" office:value="0.679636571428572" calcext:value-type="float">
            <text:p>0.6796365714</text:p>
          </table:table-cell>
          <table:table-cell table:number-columns-repeated="73"/>
        </table:table-row>
        <table:table-row table:style-name="ro1">
          <table:table-cell table:style-name="ce2" office:value-type="float" office:value="0.182778" calcext:value-type="float">
            <text:p>0.182778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AVERAGE([.A56:.A60])" office:value-type="float" office:value="10.695711" calcext:value-type="float">
            <text:p>10.695711</text:p>
          </table:table-cell>
          <table:table-cell table:number-columns-repeated="73"/>
        </table:table-row>
        <table:table-row table:style-name="ro1">
          <table:table-cell table:style-name="ce2" office:value-type="float" office:value="0.302391" calcext:value-type="float">
            <text:p>0.30239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79"/>
        </table:table-row>
        <table:table-row table:style-name="ro1">
          <table:table-cell table:style-name="ce2" office:value-type="float" office:value="0.324409" calcext:value-type="float">
            <text:p>0.324409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79"/>
        </table:table-row>
        <table:table-row table:style-name="ro1">
          <table:table-cell table:style-name="ce2" office:value-type="float" office:value="0.964171" calcext:value-type="float">
            <text:p>0.96417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79"/>
        </table:table-row>
        <table:table-row table:style-name="ro1">
          <table:table-cell table:style-name="ce2" office:value-type="float" office:value="0.984004" calcext:value-type="float">
            <text:p>0.984004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79"/>
        </table:table-row>
        <table:table-row table:style-name="ro1">
          <table:table-cell table:style-name="ce2" office:value-type="float" office:value="0.995802" calcext:value-type="float">
            <text:p>0.99580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79"/>
        </table:table-row>
        <table:table-row table:style-name="ro1">
          <table:table-cell table:style-name="ce2" office:value-type="float" office:value="1.003901" calcext:value-type="float">
            <text:p>1.00390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79"/>
        </table:table-row>
        <table:table-row table:style-name="ro1">
          <table:table-cell table:style-name="ce2" office:value-type="float" office:value="0.290062" calcext:value-type="float">
            <text:p>0.290062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79"/>
        </table:table-row>
        <table:table-row table:style-name="ro1">
          <table:table-cell table:style-name="ce2" office:value-type="float" office:value="1.070959" calcext:value-type="float">
            <text:p>1.070959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79"/>
        </table:table-row>
        <table:table-row table:style-name="ro1">
          <table:table-cell table:style-name="ce2" office:value-type="float" office:value="1.273248" calcext:value-type="float">
            <text:p>1.273248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79"/>
        </table:table-row>
        <table:table-row table:style-name="ro1">
          <table:table-cell table:style-name="ce2" office:value-type="float" office:value="2.215685" calcext:value-type="float">
            <text:p>2.21568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79"/>
        </table:table-row>
        <table:table-row table:style-name="ro1">
          <table:table-cell table:style-name="ce2" office:value-type="float" office:value="48.628601" calcext:value-type="float">
            <text:p>48.628601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79"/>
        </table:table-row>
        <calcext:conditional-formats>
          <calcext:conditional-format calcext:target-range-address="Sheet1.BQ4:Sheet1.BT26 Sheet1.B4:Sheet1.B26 Sheet1.D4:Sheet1.G26 Sheet1.I4:Sheet1.L26 Sheet1.N4:Sheet1.Q26 Sheet1.S4:Sheet1.V26 Sheet1.X4:Sheet1.AA26 Sheet1.AC4:Sheet1.AF26 Sheet1.AH4:Sheet1.AK26 Sheet1.AM4:Sheet1.AP26 Sheet1.AR4:Sheet1.AU26 Sheet1.AW4:Sheet1.AZ26 Sheet1.BB4:Sheet1.BE26 Sheet1.BG4:Sheet1.BJ26 Sheet1.BL4:Sheet1.BO26">
            <calcext:condition calcext:apply-style-name="green" calcext:value="=[.$CA4]" calcext:base-cell-address="Sheet1.B4"/>
          </calcext:conditional-format>
          <calcext:conditional-format calcext:target-range-address="Sheet1.C4:Sheet1.C26">
            <calcext:condition calcext:apply-style-name="green" calcext:value="=[.$CA4]" calcext:base-cell-address="Sheet1.C4"/>
          </calcext:conditional-format>
          <calcext:conditional-format calcext:target-range-address="Sheet1.C4:Sheet1.C26">
            <calcext:condition calcext:apply-style-name="Default" calcext:value="=0" calcext:base-cell-address="Sheet1.C4"/>
            <calcext:condition calcext:apply-style-name="red" calcext:value="&gt;10" calcext:base-cell-address="Sheet1.C4"/>
          </calcext:conditional-format>
          <calcext:conditional-format calcext:target-range-address="Sheet1.C4:Sheet1.C26">
            <calcext:condition calcext:apply-style-name="orange2" calcext:value="between(5,10)" calcext:base-cell-address="Sheet1.C4"/>
          </calcext:conditional-format>
          <calcext:conditional-format calcext:target-range-address="Sheet1.C4:Sheet1.C26">
            <calcext:condition calcext:apply-style-name="green" calcext:value="between(1,1.5)" calcext:base-cell-address="Sheet1.C4"/>
          </calcext:conditional-format>
          <calcext:conditional-format calcext:target-range-address="Sheet1.H4:Sheet1.H26">
            <calcext:condition calcext:apply-style-name="green" calcext:value="=[.$CA4]" calcext:base-cell-address="Sheet1.H4"/>
          </calcext:conditional-format>
          <calcext:conditional-format calcext:target-range-address="Sheet1.H4:Sheet1.H26">
            <calcext:condition calcext:apply-style-name="Default" calcext:value="=0" calcext:base-cell-address="Sheet1.H4"/>
            <calcext:condition calcext:apply-style-name="red" calcext:value="&gt;10" calcext:base-cell-address="Sheet1.H4"/>
          </calcext:conditional-format>
          <calcext:conditional-format calcext:target-range-address="Sheet1.H4:Sheet1.H26">
            <calcext:condition calcext:apply-style-name="orange2" calcext:value="between(5,10)" calcext:base-cell-address="Sheet1.H4"/>
          </calcext:conditional-format>
          <calcext:conditional-format calcext:target-range-address="Sheet1.H4:Sheet1.H26">
            <calcext:condition calcext:apply-style-name="green" calcext:value="between(1,1.5)" calcext:base-cell-address="Sheet1.H4"/>
          </calcext:conditional-format>
          <calcext:conditional-format calcext:target-range-address="Sheet1.M4:Sheet1.M26">
            <calcext:condition calcext:apply-style-name="green" calcext:value="=[.$CA4]" calcext:base-cell-address="Sheet1.M4"/>
          </calcext:conditional-format>
          <calcext:conditional-format calcext:target-range-address="Sheet1.M4:Sheet1.M26">
            <calcext:condition calcext:apply-style-name="Default" calcext:value="=0" calcext:base-cell-address="Sheet1.M4"/>
            <calcext:condition calcext:apply-style-name="red" calcext:value="&gt;10" calcext:base-cell-address="Sheet1.M4"/>
          </calcext:conditional-format>
          <calcext:conditional-format calcext:target-range-address="Sheet1.M4:Sheet1.M26">
            <calcext:condition calcext:apply-style-name="orange2" calcext:value="between(5,10)" calcext:base-cell-address="Sheet1.M4"/>
          </calcext:conditional-format>
          <calcext:conditional-format calcext:target-range-address="Sheet1.M4:Sheet1.M26">
            <calcext:condition calcext:apply-style-name="green" calcext:value="between(1,1.5)" calcext:base-cell-address="Sheet1.M4"/>
          </calcext:conditional-format>
          <calcext:conditional-format calcext:target-range-address="Sheet1.R4:Sheet1.R26">
            <calcext:condition calcext:apply-style-name="green" calcext:value="=[.$CA4]" calcext:base-cell-address="Sheet1.R4"/>
          </calcext:conditional-format>
          <calcext:conditional-format calcext:target-range-address="Sheet1.R4:Sheet1.R26">
            <calcext:condition calcext:apply-style-name="Default" calcext:value="=0" calcext:base-cell-address="Sheet1.R4"/>
            <calcext:condition calcext:apply-style-name="red" calcext:value="&gt;10" calcext:base-cell-address="Sheet1.R4"/>
          </calcext:conditional-format>
          <calcext:conditional-format calcext:target-range-address="Sheet1.R4:Sheet1.R26">
            <calcext:condition calcext:apply-style-name="orange2" calcext:value="between(5,10)" calcext:base-cell-address="Sheet1.R4"/>
          </calcext:conditional-format>
          <calcext:conditional-format calcext:target-range-address="Sheet1.R4:Sheet1.R26">
            <calcext:condition calcext:apply-style-name="green" calcext:value="between(1,1.5)" calcext:base-cell-address="Sheet1.R4"/>
          </calcext:conditional-format>
          <calcext:conditional-format calcext:target-range-address="Sheet1.W4:Sheet1.W26">
            <calcext:condition calcext:apply-style-name="green" calcext:value="=[.$CA4]" calcext:base-cell-address="Sheet1.W4"/>
          </calcext:conditional-format>
          <calcext:conditional-format calcext:target-range-address="Sheet1.W4:Sheet1.W26">
            <calcext:condition calcext:apply-style-name="Default" calcext:value="=0" calcext:base-cell-address="Sheet1.W4"/>
            <calcext:condition calcext:apply-style-name="red" calcext:value="&gt;10" calcext:base-cell-address="Sheet1.W4"/>
          </calcext:conditional-format>
          <calcext:conditional-format calcext:target-range-address="Sheet1.W4:Sheet1.W26">
            <calcext:condition calcext:apply-style-name="orange2" calcext:value="between(5,10)" calcext:base-cell-address="Sheet1.W4"/>
          </calcext:conditional-format>
          <calcext:conditional-format calcext:target-range-address="Sheet1.W4:Sheet1.W26">
            <calcext:condition calcext:apply-style-name="green" calcext:value="between(1,1.5)" calcext:base-cell-address="Sheet1.W4"/>
          </calcext:conditional-format>
          <calcext:conditional-format calcext:target-range-address="Sheet1.AB4:Sheet1.AB26">
            <calcext:condition calcext:apply-style-name="green" calcext:value="=[.$CA4]" calcext:base-cell-address="Sheet1.AB4"/>
          </calcext:conditional-format>
          <calcext:conditional-format calcext:target-range-address="Sheet1.AB4:Sheet1.AB26">
            <calcext:condition calcext:apply-style-name="Default" calcext:value="=0" calcext:base-cell-address="Sheet1.AB4"/>
            <calcext:condition calcext:apply-style-name="red" calcext:value="&gt;10" calcext:base-cell-address="Sheet1.AB4"/>
          </calcext:conditional-format>
          <calcext:conditional-format calcext:target-range-address="Sheet1.AB4:Sheet1.AB26">
            <calcext:condition calcext:apply-style-name="orange2" calcext:value="between(5,10)" calcext:base-cell-address="Sheet1.AB4"/>
          </calcext:conditional-format>
          <calcext:conditional-format calcext:target-range-address="Sheet1.AB4:Sheet1.AB26">
            <calcext:condition calcext:apply-style-name="green" calcext:value="between(1,1.5)" calcext:base-cell-address="Sheet1.AB4"/>
          </calcext:conditional-format>
          <calcext:conditional-format calcext:target-range-address="Sheet1.AG4:Sheet1.AG26">
            <calcext:condition calcext:apply-style-name="green" calcext:value="=[.$CA4]" calcext:base-cell-address="Sheet1.AG4"/>
          </calcext:conditional-format>
          <calcext:conditional-format calcext:target-range-address="Sheet1.AG4:Sheet1.AG26">
            <calcext:condition calcext:apply-style-name="Default" calcext:value="=0" calcext:base-cell-address="Sheet1.AG4"/>
            <calcext:condition calcext:apply-style-name="red" calcext:value="&gt;10" calcext:base-cell-address="Sheet1.AG4"/>
          </calcext:conditional-format>
          <calcext:conditional-format calcext:target-range-address="Sheet1.AG4:Sheet1.AG26">
            <calcext:condition calcext:apply-style-name="orange2" calcext:value="between(5,10)" calcext:base-cell-address="Sheet1.AG4"/>
          </calcext:conditional-format>
          <calcext:conditional-format calcext:target-range-address="Sheet1.AG4:Sheet1.AG26">
            <calcext:condition calcext:apply-style-name="green" calcext:value="between(1,1.5)" calcext:base-cell-address="Sheet1.AG4"/>
          </calcext:conditional-format>
          <calcext:conditional-format calcext:target-range-address="Sheet1.AL4:Sheet1.AL26">
            <calcext:condition calcext:apply-style-name="green" calcext:value="=[.$CA4]" calcext:base-cell-address="Sheet1.AL4"/>
          </calcext:conditional-format>
          <calcext:conditional-format calcext:target-range-address="Sheet1.AL4:Sheet1.AL26">
            <calcext:condition calcext:apply-style-name="Default" calcext:value="=0" calcext:base-cell-address="Sheet1.AL4"/>
            <calcext:condition calcext:apply-style-name="red" calcext:value="&gt;10" calcext:base-cell-address="Sheet1.AL4"/>
          </calcext:conditional-format>
          <calcext:conditional-format calcext:target-range-address="Sheet1.AL4:Sheet1.AL26">
            <calcext:condition calcext:apply-style-name="orange2" calcext:value="between(5,10)" calcext:base-cell-address="Sheet1.AL4"/>
          </calcext:conditional-format>
          <calcext:conditional-format calcext:target-range-address="Sheet1.AL4:Sheet1.AL26">
            <calcext:condition calcext:apply-style-name="green" calcext:value="between(1,1.5)" calcext:base-cell-address="Sheet1.AL4"/>
          </calcext:conditional-format>
          <calcext:conditional-format calcext:target-range-address="Sheet1.AQ4:Sheet1.AQ26">
            <calcext:condition calcext:apply-style-name="green" calcext:value="=[.$CA4]" calcext:base-cell-address="Sheet1.AQ4"/>
          </calcext:conditional-format>
          <calcext:conditional-format calcext:target-range-address="Sheet1.AQ4:Sheet1.AQ26">
            <calcext:condition calcext:apply-style-name="Default" calcext:value="=0" calcext:base-cell-address="Sheet1.AQ4"/>
            <calcext:condition calcext:apply-style-name="red" calcext:value="&gt;10" calcext:base-cell-address="Sheet1.AQ4"/>
          </calcext:conditional-format>
          <calcext:conditional-format calcext:target-range-address="Sheet1.AQ4:Sheet1.AQ26">
            <calcext:condition calcext:apply-style-name="orange2" calcext:value="between(5,10)" calcext:base-cell-address="Sheet1.AQ4"/>
          </calcext:conditional-format>
          <calcext:conditional-format calcext:target-range-address="Sheet1.AQ4:Sheet1.AQ26">
            <calcext:condition calcext:apply-style-name="green" calcext:value="between(1,1.5)" calcext:base-cell-address="Sheet1.AQ4"/>
          </calcext:conditional-format>
          <calcext:conditional-format calcext:target-range-address="Sheet1.AV4:Sheet1.AV26">
            <calcext:condition calcext:apply-style-name="green" calcext:value="=[.$CA4]" calcext:base-cell-address="Sheet1.AV4"/>
          </calcext:conditional-format>
          <calcext:conditional-format calcext:target-range-address="Sheet1.AV4:Sheet1.AV26">
            <calcext:condition calcext:apply-style-name="Default" calcext:value="=0" calcext:base-cell-address="Sheet1.AV4"/>
            <calcext:condition calcext:apply-style-name="red" calcext:value="&gt;10" calcext:base-cell-address="Sheet1.AV4"/>
          </calcext:conditional-format>
          <calcext:conditional-format calcext:target-range-address="Sheet1.AV4:Sheet1.AV26">
            <calcext:condition calcext:apply-style-name="orange2" calcext:value="between(5,10)" calcext:base-cell-address="Sheet1.AV4"/>
          </calcext:conditional-format>
          <calcext:conditional-format calcext:target-range-address="Sheet1.AV4:Sheet1.AV26">
            <calcext:condition calcext:apply-style-name="green" calcext:value="between(1,1.5)" calcext:base-cell-address="Sheet1.AV4"/>
          </calcext:conditional-format>
          <calcext:conditional-format calcext:target-range-address="Sheet1.BA4:Sheet1.BA26">
            <calcext:condition calcext:apply-style-name="green" calcext:value="=[.$CA4]" calcext:base-cell-address="Sheet1.BA4"/>
          </calcext:conditional-format>
          <calcext:conditional-format calcext:target-range-address="Sheet1.BA4:Sheet1.BA26">
            <calcext:condition calcext:apply-style-name="Default" calcext:value="=0" calcext:base-cell-address="Sheet1.BA4"/>
            <calcext:condition calcext:apply-style-name="red" calcext:value="&gt;10" calcext:base-cell-address="Sheet1.BA4"/>
          </calcext:conditional-format>
          <calcext:conditional-format calcext:target-range-address="Sheet1.BA4:Sheet1.BA26">
            <calcext:condition calcext:apply-style-name="orange2" calcext:value="between(5,10)" calcext:base-cell-address="Sheet1.BA4"/>
          </calcext:conditional-format>
          <calcext:conditional-format calcext:target-range-address="Sheet1.BA4:Sheet1.BA26">
            <calcext:condition calcext:apply-style-name="green" calcext:value="between(1,1.5)" calcext:base-cell-address="Sheet1.BA4"/>
          </calcext:conditional-format>
          <calcext:conditional-format calcext:target-range-address="Sheet1.BF4:Sheet1.BF26">
            <calcext:condition calcext:apply-style-name="green" calcext:value="=[.$CA4]" calcext:base-cell-address="Sheet1.BF4"/>
          </calcext:conditional-format>
          <calcext:conditional-format calcext:target-range-address="Sheet1.BF4:Sheet1.BF26">
            <calcext:condition calcext:apply-style-name="Default" calcext:value="=0" calcext:base-cell-address="Sheet1.BF4"/>
            <calcext:condition calcext:apply-style-name="red" calcext:value="&gt;10" calcext:base-cell-address="Sheet1.BF4"/>
          </calcext:conditional-format>
          <calcext:conditional-format calcext:target-range-address="Sheet1.BF4:Sheet1.BF26">
            <calcext:condition calcext:apply-style-name="orange2" calcext:value="between(5,10)" calcext:base-cell-address="Sheet1.BF4"/>
          </calcext:conditional-format>
          <calcext:conditional-format calcext:target-range-address="Sheet1.BF4:Sheet1.BF26">
            <calcext:condition calcext:apply-style-name="green" calcext:value="between(1,1.5)" calcext:base-cell-address="Sheet1.BF4"/>
          </calcext:conditional-format>
          <calcext:conditional-format calcext:target-range-address="Sheet1.BK4:Sheet1.BK26">
            <calcext:condition calcext:apply-style-name="green" calcext:value="=[.$CA4]" calcext:base-cell-address="Sheet1.BK4"/>
          </calcext:conditional-format>
          <calcext:conditional-format calcext:target-range-address="Sheet1.BK4:Sheet1.BK26">
            <calcext:condition calcext:apply-style-name="Default" calcext:value="=0" calcext:base-cell-address="Sheet1.BK4"/>
            <calcext:condition calcext:apply-style-name="red" calcext:value="&gt;10" calcext:base-cell-address="Sheet1.BK4"/>
          </calcext:conditional-format>
          <calcext:conditional-format calcext:target-range-address="Sheet1.BK4:Sheet1.BK26">
            <calcext:condition calcext:apply-style-name="orange2" calcext:value="between(5,10)" calcext:base-cell-address="Sheet1.BK4"/>
          </calcext:conditional-format>
          <calcext:conditional-format calcext:target-range-address="Sheet1.BK4:Sheet1.BK26">
            <calcext:condition calcext:apply-style-name="green" calcext:value="between(1,1.5)" calcext:base-cell-address="Sheet1.BK4"/>
          </calcext:conditional-format>
          <calcext:conditional-format calcext:target-range-address="Sheet1.BP4:Sheet1.BP26">
            <calcext:condition calcext:apply-style-name="green" calcext:value="=[.$CA4]" calcext:base-cell-address="Sheet1.BP4"/>
          </calcext:conditional-format>
          <calcext:conditional-format calcext:target-range-address="Sheet1.BP4:Sheet1.BP26">
            <calcext:condition calcext:apply-style-name="Default" calcext:value="=0" calcext:base-cell-address="Sheet1.BP4"/>
            <calcext:condition calcext:apply-style-name="red" calcext:value="&gt;10" calcext:base-cell-address="Sheet1.BP4"/>
          </calcext:conditional-format>
          <calcext:conditional-format calcext:target-range-address="Sheet1.BP4:Sheet1.BP26">
            <calcext:condition calcext:apply-style-name="orange2" calcext:value="between(5,10)" calcext:base-cell-address="Sheet1.BP4"/>
          </calcext:conditional-format>
          <calcext:conditional-format calcext:target-range-address="Sheet1.BP4:Sheet1.BP26">
            <calcext:condition calcext:apply-style-name="green" calcext:value="between(1,1.5)" calcext:base-cell-address="Sheet1.BP4"/>
          </calcext:conditional-format>
          <calcext:conditional-format calcext:target-range-address="Sheet1.BU4:Sheet1.BU26">
            <calcext:condition calcext:apply-style-name="green" calcext:value="=[.$CA4]" calcext:base-cell-address="Sheet1.BU4"/>
          </calcext:conditional-format>
          <calcext:conditional-format calcext:target-range-address="Sheet1.BU4:Sheet1.BU26">
            <calcext:condition calcext:apply-style-name="Default" calcext:value="=0" calcext:base-cell-address="Sheet1.BU4"/>
            <calcext:condition calcext:apply-style-name="red" calcext:value="&gt;10" calcext:base-cell-address="Sheet1.BU4"/>
          </calcext:conditional-format>
          <calcext:conditional-format calcext:target-range-address="Sheet1.BU4:Sheet1.BU26">
            <calcext:condition calcext:apply-style-name="orange2" calcext:value="between(5,10)" calcext:base-cell-address="Sheet1.BU4"/>
          </calcext:conditional-format>
          <calcext:conditional-format calcext:target-range-address="Sheet1.BU4:Sheet1.BU26">
            <calcext:condition calcext:apply-style-name="green" calcext:value="between(1,1.5)" calcext:base-cell-address="Sheet1.BU4"/>
          </calcext:conditional-format>
          <calcext:conditional-format calcext:target-range-address="Sheet1.A46:Sheet1.A60">
            <calcext:condition calcext:apply-style-name="green" calcext:value="=[.$CA46]" calcext:base-cell-address="Sheet1.A46"/>
          </calcext:conditional-format>
          <calcext:conditional-format calcext:target-range-address="Sheet1.B46:Sheet1.B60">
            <calcext:condition calcext:apply-style-name="green" calcext:value="=[.$CA46]" calcext:base-cell-address="Sheet1.B46"/>
          </calcext:conditional-format>
        </calcext:conditional-formats>
      </table:table>
      <table:named-expressions/>
      <table:database-ranges>
        <table:database-range table:name="__Anonymous_Sheet_DB__0" table:target-range-address="Sheet1.A46:Sheet1.B6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99ff99"/>
    </style:style>
    <style:style style:name="red" style:family="table-cell" style:parent-style-name="Default">
      <style:table-cell-properties fo:background-color="#ff9999"/>
    </style:style>
    <style:style style:name="orange2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5">00/00/0000</text:date>, <text:time style:data-style-name="N2" text:time-value="00:17:39.3447600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1T16:45:47.505585512</meta:creation-date>
    <meta:generator>LibreOffice/4.2.8.2$Linux_X86_64 LibreOffice_project/420m0$Build-2</meta:generator>
    <dc:date>2016-08-05T00:36:30.830202592</dc:date>
    <meta:editing-duration>PT4H31M35S</meta:editing-duration>
    <meta:editing-cycles>35</meta:editing-cycles>
    <dc:creator>Alexandra Maximova</dc:creator>
    <meta:document-statistic meta:table-count="1" meta:cell-count="19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366cm" svg:y="0.316cm" chart:style-name="ch2">
          <text:p>Average runtime depending on size of solution</text:p>
        </chart:title>
        <chart:plot-area chart:style-name="ch3" table:cell-range-address="Sheet1.G46:Sheet1.H49" svg:x="1.331cm" svg:y="1.301cm" svg:width="14.349cm" svg:height="6.538cm">
          <chartooo:coordinate-region svg:x="2.614cm" svg:y="1.5cm" svg:width="11.782cm" svg:height="5.692cm"/>
          <chart:axis chart:dimension="x" chart:name="primary-x" chart:style-name="ch4">
            <chart:title svg:x="7.204cm" svg:y="8.019cm" chart:style-name="ch5">
              <text:p>number of leaves</text:p>
            </chart:title>
          </chart:axis>
          <chart:axis chart:dimension="y" chart:name="primary-y" chart:style-name="ch6">
            <chart:title svg:x="0.451cm" svg:y="5.395cm" chart:style-name="ch7">
              <text:p>runtime (s)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Sheet1.H46:Sheet1.H49" chart:class="chart:scatter">
            <chart:domain table:cell-range-address="Sheet1.G46:Sheet1.G49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G46:Sheet1.G49</svg:desc>
                </draw:g>
              </table:table-cell>
              <table:table-cell office:value-type="float" office:value="0.000561">
                <text:p>0.000561</text:p>
                <draw:g>
                  <svg:desc>Sheet1.H46:Sheet1.H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005398">
                <text:p>0.0053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679636571428572">
                <text:p>0.6796365714285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0.695711">
                <text:p>10.6957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